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 style:font-charset="x-symbol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2a6099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933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800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svg:stroke-color="#00a933" draw:opacity="0%" draw:textarea-horizontal-align="justify" draw:textarea-vertical-align="middle" draw:auto-grow-height="false" fo:min-height="14.55cm" fo:min-width="8.1cm" draw:shadow-opacity="0%"/>
    </style:style>
    <style:style style:name="gr14" style:family="graphic" style:parent-style-name="standard">
      <style:graphic-properties svg:stroke-color="#00a933" draw:opacity="0%" draw:textarea-horizontal-align="justify" draw:textarea-vertical-align="middle" draw:auto-grow-height="false" fo:min-height="8.95cm" fo:min-width="8.1cm" draw:shadow-opacity="0%"/>
    </style:style>
    <style:style style:name="gr15" style:family="graphic" style:parent-style-name="standard">
      <style:graphic-properties svg:stroke-color="#ffbf00" draw:opacity="0%" draw:textarea-horizontal-align="justify" draw:textarea-vertical-align="middle" draw:auto-grow-height="false" fo:min-height="9.95cm" fo:min-width="8.1cm" draw:shadow-opacity="0%"/>
    </style:style>
    <style:style style:name="gr16" style:family="graphic" style:parent-style-name="standard">
      <style:graphic-properties svg:stroke-color="#55308d" draw:opacity="0%" draw:textarea-horizontal-align="justify" draw:textarea-vertical-align="middle" draw:auto-grow-height="false" fo:min-height="5.15cm" fo:min-width="8.1cm" draw:shadow-opacity="0%"/>
    </style:style>
    <style:style style:name="gr17" style:family="graphic" style:parent-style-name="standard">
      <style:graphic-properties svg:stroke-color="#55308d" draw:opacity="0%" draw:textarea-horizontal-align="justify" draw:textarea-vertical-align="middle" draw:auto-grow-height="false" fo:min-height="4.65cm" fo:min-width="8.1cm" draw:shadow-opacity="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21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2" style:family="graphic" style:parent-style-name="standard">
      <style:graphic-properties svg:stroke-color="#00a933" draw:opacity="0%" draw:textarea-horizontal-align="justify" draw:textarea-vertical-align="middle" draw:auto-grow-height="false" fo:min-height="14.85cm" fo:min-width="8.1cm" draw:shadow-opacity="0%"/>
    </style:style>
    <style:style style:name="gr23" style:family="graphic" style:parent-style-name="standard">
      <style:graphic-properties svg:stroke-color="#00a933" draw:opacity="0%" draw:textarea-horizontal-align="justify" draw:textarea-vertical-align="middle" draw:auto-grow-height="false" fo:min-height="9.95cm" fo:min-width="8.1cm" draw:shadow-opacity="0%"/>
    </style:style>
    <style:style style:name="gr24" style:family="graphic" style:parent-style-name="standard">
      <style:graphic-properties svg:stroke-color="#ffbf00" draw:opacity="0%" draw:textarea-horizontal-align="justify" draw:textarea-vertical-align="middle" draw:auto-grow-height="false" fo:min-height="9.85cm" fo:min-width="8.1cm" draw:shadow-opacity="0%"/>
    </style:style>
    <style:style style:name="gr25" style:family="graphic" style:parent-style-name="standard">
      <style:graphic-properties svg:stroke-color="#55308d" draw:opacity="0%" draw:textarea-horizontal-align="justify" draw:textarea-vertical-align="middle" draw:auto-grow-height="false" fo:min-height="4.45cm" fo:min-width="8.1cm" draw:shadow-opacity="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55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6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2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fo:font-size="18pt" style:font-size-asian="18pt" style:font-size-complex="18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solid"/>
      <style:paragraph-properties fo:text-align="center" style:writing-mode="lr-tb"/>
      <style:text-properties fo:color="#2a6099" loext:opacity="100%" fo:font-size="15pt" style:font-size-asian="15pt" style:font-size-complex="15pt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style:text-properties fo:font-size="15pt"/>
    </style:style>
    <style:style style:name="P17" style:family="paragraph">
      <loext:graphic-properties draw:fill="none" draw:fill-color="#ffffff"/>
      <style:paragraph-properties style:writing-mode="lr-tb"/>
      <style:text-properties fo:color="#158466" loext:opacity="100%" fo:font-size="15pt" style:font-size-asian="15pt" style:font-size-complex="15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22" style:family="paragraph">
      <style:paragraph-properties fo:margin-left="0cm" fo:margin-right="0cm" fo:margin-top="0.5cm" fo:margin-bottom="0cm" fo:line-height="100%" fo:text-indent="0cm" style:writing-mode="lr-tb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fo:font-size="18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style:paragraph-properties style:writing-mode="lr-tb"/>
      <style:text-properties fo:font-size="36pt"/>
    </style:style>
    <style:style style:name="P27" style:family="paragraph"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color="#2a6099" loext:opacity="100%" fo:font-size="18pt"/>
    </style:style>
    <style:style style:name="P30" style:family="paragraph">
      <style:paragraph-properties fo:margin-top="0.5cm" fo:margin-bottom="0cm" style:writing-mode="lr-tb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0000" loext:opacity="100%" fo:font-size="18pt" style:font-size-asian="18pt" style:font-size-complex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fo:font-size="18pt" style:font-size-asian="18pt" style:font-size-complex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ff0000" loext:opacity="100%" fo:font-size="15pt" style:font-size-asian="15pt" style:font-size-complex="15pt"/>
    </style:style>
    <style:style style:name="T25" style:family="text">
      <style:text-properties fo:color="#158466" loext:opacity="100%" fo:font-size="15pt" style:font-size-asian="15pt" style:font-size-complex="15pt"/>
    </style:style>
    <style:style style:name="T26" style:family="text">
      <style:text-properties fo:color="#55308d" loext:opacity="100%" fo:font-size="14pt" style:font-size-asian="14pt" style:font-size-complex="14pt"/>
    </style:style>
    <style:style style:name="T27" style:family="text">
      <style:text-properties fo:color="#55308d" loext:opacity="100%"/>
    </style:style>
    <style:style style:name="T28" style:family="text">
      <style:text-properties fo:color="#800080" loext:opacity="100%"/>
    </style:style>
    <style:style style:name="T29" style:family="text">
      <style:text-properties fo:color="#2a6099" loext:opacity="100%" fo:font-size="18pt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36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36pt" style:font-size-asian="48pt" style:font-size-complex="48pt"/>
    </style:style>
    <style:style style:name="T35" style:family="text">
      <style:text-properties fo:font-size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6pt" style:font-size-asian="22pt" style:font-size-complex="22pt"/>
    </style:style>
    <style:style style:name="T38" style:family="text">
      <style:text-properties fo:font-size="36pt" style:font-size-asian="28pt" style:font-size-complex="28pt"/>
    </style:style>
    <style:style style:name="T39" style:family="text">
      <style:text-properties fo:font-size="36pt" style:font-size-asian="44pt" style:font-size-complex="44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4pt" style:font-size-asian="13pt" style:font-size-complex="13pt"/>
    </style:style>
    <style:style style:name="T42" style:family="text">
      <style:text-properties fo:color="#2a6099" loext:opacity="100%" fo:font-size="18pt"/>
    </style:style>
    <style:style style:name="T43" style:family="text">
      <style:text-properties fo:font-size="54pt" style:font-size-asian="54pt" style:font-size-complex="54pt"/>
    </style:style>
    <style:style style:name="T44" style:family="text">
      <style:text-properties fo:font-size="48pt" style:font-size-asian="48pt" style:font-size-complex="48pt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lap typ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Defining feature-overlaps between sequenc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8cm" svg:height="1.673cm" svg:x="17.4cm" svg:y="9.928cm">
          <draw:text-box>
            <text:p><text:span text:style-name="T1">Ve</text:span></text:p>
          </draw:text-box>
        </draw:frame>
        <draw:frame draw:style-name="gr3" draw:text-style-name="P4" draw:layer="layout" svg:width="3.8cm" svg:height="2.384cm" svg:x="17.4cm" svg:y="11.729cm">
          <draw:text-box>
            <text:p><text:span text:style-name="T2">Vs</text:span><text:span text:style-name="T3"> (&gt; </text:span><text:span text:style-name="T1">Ve</text:span><text:span text:style-name="T3">)</text:span></text:p>
          </draw:text-box>
        </draw:frame>
        <draw:frame presentation:style-name="pr1" draw:text-style-name="P1" draw:layer="layout" svg:width="25.199cm" svg:height="2.629cm" svg:x="5.2cm" svg:y="-0.429cm" presentation:class="title" presentation:user-transformed="true">
          <draw:text-box>
            <text:p><text:span text:style-name="T4">Sequence-position</text:span> <text:span text:style-name="T4">definitions</text:span></text:p>
          </draw:text-box>
        </draw:frame>
        <draw:frame presentation:style-name="pr4" draw:text-style-name="P1" draw:layer="layout" svg:width="25.199cm" svg:height="9.134cm" svg:x="0.6cm" svg:y="0.966cm" presentation:class="outline" presentation:user-transformed="true">
          <draw:text-box>
            <text:list text:style-name="L2">
              <text:list-item>
                <text:p><text:span text:style-name="T5">Reference Sequence</text:span></text:p>
                <text:list>
                  <text:list-item>
                    <text:p><text:span text:style-name="T6">Rs is the </text:span><text:span text:style-name="T7">s</text:span><text:span text:style-name="T6">tarting location/position of a </text:span><text:span text:style-name="T8">feature</text:span><text:span text:style-name="T9"> within the Reference</text:span></text:p>
                  </text:list-item>
                  <text:list-item>
                    <text:p><text:span text:style-name="T9">Re is the </text:span><text:span text:style-name="T10">e</text:span><text:span text:style-name="T9">nding location of a </text:span><text:span text:style-name="T8">feature</text:span><text:span text:style-name="T9"> within the Reference</text:span></text:p>
                  </text:list-item>
                  <text:list-item>
                    <text:p><text:span text:style-name="T9">For the purposes of this exercise (case where Rs-Re is an intron) Re is always greater in number than Rs and location number on the sequence increases from left to right</text:span></text:p>
                  </text:list-item>
                </text:list>
                <text:p><text:span text:style-name="T5"><text:s/></text:span></text:p>
              </text:list-item>
              <text:list-item>
                <text:p><text:span text:style-name="T5">Variant sequence</text:span></text:p>
                <text:list>
                  <text:list-item>
                    <text:p><text:span text:style-name="T6">Vs is the starting location of a </text:span><text:span text:style-name="T11">feature</text:span><text:span text:style-name="T6"> </text:span><text:span text:style-name="T9">within the Variant</text:span></text:p>
                  </text:list-item>
                  <text:list-item>
                    <text:p text:style-name="P5"><text:span text:style-name="T6">Ve is the ending location</text:span><text:span text:style-name="T12"> of a </text:span><text:span text:style-name="T11">feature</text:span><text:span text:style-name="T6"> within the </text:span><text:span text:style-name="T9">Variant</text:span></text:p>
                  </text:list-item>
                  <text:list-item>
                    <text:p><text:span text:style-name="T6">When Vs has a higher value than Ve it defines an </text:span><text:span text:style-name="T8">insertion</text:span><text:span text:style-name="T9"> and Vs = Ve +1(always)</text:span></text:p>
                    <text:p><text:span text:style-name="T9"/></text:p>
                    <text:p><text:span text:style-name="T9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8cm" svg:height="1.673cm" svg:x="9.4cm" svg:y="10cm">
          <draw:text-box>
            <text:p><text:span text:style-name="T14">Vs</text:span></text:p>
          </draw:text-box>
        </draw:frame>
        <draw:frame draw:style-name="gr2" draw:text-style-name="P7" draw:layer="layout" svg:width="1.8cm" svg:height="1.673cm" svg:x="17.4cm" svg:y="4.927cm">
          <draw:text-box>
            <text:p>Re</text:p>
          </draw:text-box>
        </draw:frame>
        <draw:g>
          <draw:g>
            <draw:line draw:style-name="gr4" draw:text-style-name="P8" draw:layer="layout" svg:x1="4cm" svg:y1="5.8cm" svg:x2="24cm" svg:y2="5.8cm">
              <text:p/>
            </draw:line>
            <draw:line draw:style-name="gr4" draw:text-style-name="P8" draw:layer="layout" svg:x1="4cm" svg:y1="5.4cm" svg:x2="4cm" svg:y2="6.2cm">
              <text:p/>
            </draw:line>
            <draw:line draw:style-name="gr4" draw:text-style-name="P8" draw:layer="layout" svg:x1="24cm" svg:y1="5.4cm" svg:x2="24cm" svg:y2="6.2cm">
              <text:p/>
            </draw:line>
          </draw:g>
          <draw:line draw:style-name="gr4" draw:text-style-name="P8" draw:layer="layout" svg:x1="10cm" svg:y1="5.8cm" svg:x2="10cm" svg:y2="6.3cm">
            <text:p/>
          </draw:line>
          <draw:line draw:style-name="gr4" draw:text-style-name="P8" draw:layer="layout" svg:x1="18cm" svg:y1="5.8cm" svg:x2="18cm" svg:y2="6.3cm">
            <text:p/>
          </draw:line>
        </draw:g>
        <draw:g>
          <draw:line draw:style-name="gr5" draw:text-style-name="P8" draw:layer="layout" svg:x1="4cm" svg:y1="10.9cm" svg:x2="24cm" svg:y2="10.9cm">
            <text:p/>
          </draw:line>
          <draw:line draw:style-name="gr5" draw:text-style-name="P8" draw:layer="layout" svg:x1="4cm" svg:y1="10.5cm" svg:x2="4cm" svg:y2="11.3cm">
            <text:p/>
          </draw:line>
          <draw:line draw:style-name="gr5" draw:text-style-name="P8" draw:layer="layout" svg:x1="24cm" svg:y1="10.5cm" svg:x2="24cm" svg:y2="11.3cm">
            <text:p/>
          </draw:line>
        </draw:g>
        <draw:line draw:style-name="gr6" draw:text-style-name="P8" draw:layer="layout" svg:x1="10cm" svg:y1="10.9cm" svg:x2="10cm" svg:y2="11.4cm">
          <text:p/>
        </draw:line>
        <draw:line draw:style-name="gr7" draw:text-style-name="P8" draw:layer="layout" svg:x1="18cm" svg:y1="10.9cm" svg:x2="18cm" svg:y2="11.4cm">
          <text:p/>
        </draw:line>
        <draw:frame draw:style-name="gr2" draw:text-style-name="P7" draw:layer="layout" svg:width="1.8cm" svg:height="1.673cm" svg:x="9.4cm" svg:y="4.901cm">
          <draw:text-box>
            <text:p>Rs</text:p>
          </draw:text-box>
        </draw:frame>
        <draw:g>
          <draw:line draw:style-name="gr5" draw:text-style-name="P8" draw:layer="layout" svg:x1="4cm" svg:y1="14.901cm" svg:x2="24cm" svg:y2="14.901cm">
            <text:p/>
          </draw:line>
          <draw:line draw:style-name="gr5" draw:text-style-name="P8" draw:layer="layout" svg:x1="4cm" svg:y1="14.501cm" svg:x2="4cm" svg:y2="15.301cm">
            <text:p/>
          </draw:line>
          <draw:line draw:style-name="gr5" draw:text-style-name="P8" draw:layer="layout" svg:x1="24cm" svg:y1="14.501cm" svg:x2="24cm" svg:y2="15.301cm">
            <text:p/>
          </draw:line>
        </draw:g>
        <draw:line draw:style-name="gr8" draw:text-style-name="P8" draw:layer="layout" svg:x1="10cm" svg:y1="14.901cm" svg:x2="10cm" svg:y2="15.401cm">
          <text:p/>
        </draw:line>
        <draw:frame draw:style-name="gr9" draw:text-style-name="P7" draw:layer="layout" svg:width="13.2cm" svg:height="1.673cm" svg:x="2.2cm" svg:y="13.5cm">
          <draw:text-box>
            <text:p><text:span text:style-name="T15">When </text:span><text:span text:style-name="T16">Vs</text:span><text:span text:style-name="T15"> ==</text:span><text:span text:style-name="T17">Ve</text:span><text:span text:style-name="T9">, colour shown as purple</text:span></text:p>
          </draw:text-box>
        </draw:frame>
        <draw:frame draw:style-name="gr2" draw:text-style-name="P9" draw:layer="layout" svg:width="1.8cm" svg:height="1.673cm" svg:x="9.4cm" svg:y="11.701cm">
          <draw:text-box>
            <text:p><text:span text:style-name="T18">Ve</text:span></text:p>
          </draw:text-box>
        </draw:frame>
        <draw:g>
          <draw:line draw:style-name="gr5" draw:text-style-name="P8" draw:layer="layout" svg:x1="4cm" svg:y1="12.701cm" svg:x2="24cm" svg:y2="12.701cm">
            <text:p/>
          </draw:line>
          <draw:line draw:style-name="gr5" draw:text-style-name="P8" draw:layer="layout" svg:x1="4cm" svg:y1="12.301cm" svg:x2="4cm" svg:y2="13.101cm">
            <text:p/>
          </draw:line>
          <draw:line draw:style-name="gr5" draw:text-style-name="P8" draw:layer="layout" svg:x1="24cm" svg:y1="12.301cm" svg:x2="24cm" svg:y2="13.101cm">
            <text:p/>
          </draw:line>
        </draw:g>
        <draw:line draw:style-name="gr7" draw:text-style-name="P8" draw:layer="layout" svg:x1="10cm" svg:y1="12.701cm" svg:x2="10cm" svg:y2="13.201cm">
          <text:p/>
        </draw:line>
        <draw:line draw:style-name="gr6" draw:text-style-name="P8" draw:layer="layout" svg:x1="18cm" svg:y1="12.701cm" svg:x2="18cm" svg:y2="13.20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4">Overlap definitions</text:span></text:p>
          </draw:text-box>
        </draw:frame>
        <draw:frame presentation:style-name="pr4" draw:text-style-name="P1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19">The first iteration of this analysis (different number-set) was not systematic, missing cases</text:span> where Vs = Ve.</text:p>
              </text:list-item>
              <text:list-item>
                <text:p>Second iteration considered only definitions where Re &gt; Rs</text:p>
                <text:list>
                  <text:list-item>
                    <text:p>Simply because the main case of interest is where the range Re ... Rs is an intron range. </text:p>
                  </text:list-item>
                  <text:list-item>
                    <text:p>This is called “skip” or “gap” in the code, to more generically describe the feature</text:p>
                  </text:list-item>
                  <text:list-item>
                    <text:p>The diagrams did not show a distinction in colour between Vs and Ve</text:p>
                  </text:list-item>
                </text:list>
              </text:list-item>
              <text:list-item>
                <text:p text:style-name="P10">Third iteration shows a distinction in colour between Vs &amp; Ve in diagrams</text:p>
                <text:list>
                  <text:list-item>
                    <text:p>It thereby expands the number of cases to include where Vs = Ve + 1 </text:p>
                  </text:list-item>
                  <text:list-item>
                    <text:p>Specifically the second-iteration cases 2, 3, 13, 16, 18 have another type</text:p>
                  </text:list-item>
                  <text:list-item>
                    <text:p text:style-name="P11"><text:span text:style-name="T20">The other </text:span>second-iteration cases do not have another type because these are clearly separated by &gt; 1 given their relationships to Re &amp; Rs</text:p>
                  </text:list-item>
                  <text:list-item>
                    <text:p><text:span text:style-name="T21">Eg: if one of the points Re or Rs lie between Vs &amp; Ve, <text:s/>then it is impossible for <text:s/>Vs</text:span> = Ve + 1 </text:p>
                  </text:list-item>
                </text:list>
              </text:list-item>
              <text:list-item>
                <text:p>Re … Rs effectively becomes a mask on the variants that are to be included</text:p>
              </text:list-item>
              <text:list-item>
                <text:p>Where a deletion crosses the skip-boundary, it must be detected to retain the part of the deletion that lies outside the ran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12" draw:text-style-name="P13" draw:layer="layout" svg:width="0.853cm" svg:height="0.962cm" svg:x="0.4cm" svg:y="1.013cm">
          <draw:text-box>
            <text:p text:style-name="P12">1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1.875cm" svg:x2="8.3cm" svg:y2="1.875cm">
          <text:p/>
        </draw:line>
        <draw:line draw:style-name="gr8" draw:text-style-name="P14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3.65cm" svg:x2="8.4cm" svg:y2="3.65cm">
          <text:p/>
        </draw:line>
        <draw:line draw:style-name="gr6" draw:text-style-name="P14" draw:layer="layout" svg:x1="1.2cm" svg:y1="3.65cm" svg:x2="1.2cm" svg:y2="4.05cm">
          <text:p/>
        </draw:line>
        <draw:line draw:style-name="gr7" draw:text-style-name="P14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1.326cm" svg:x2="8.4cm" svg:y2="11.326cm">
          <text:p/>
        </draw:line>
        <draw:line draw:style-name="gr6" draw:text-style-name="P14" draw:layer="layout" svg:x1="1.2cm" svg:y1="11.326cm" svg:x2="1.2cm" svg:y2="11.726cm">
          <text:p/>
        </draw:line>
        <draw:line draw:style-name="gr7" draw:text-style-name="P14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3.226cm" svg:x2="8.4cm" svg:y2="13.226cm">
          <text:p/>
        </draw:line>
        <draw:line draw:style-name="gr6" draw:text-style-name="P14" draw:layer="layout" svg:x1="1.2cm" svg:y1="13.226cm" svg:x2="1.2cm" svg:y2="13.626cm">
          <text:p/>
        </draw:line>
        <draw:line draw:style-name="gr7" draw:text-style-name="P14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925cm" svg:x2="8.5cm" svg:y2="14.925cm">
          <text:p/>
        </draw:line>
        <draw:line draw:style-name="gr6" draw:text-style-name="P14" draw:layer="layout" svg:x1="1.3cm" svg:y1="14.925cm" svg:x2="1.3cm" svg:y2="15.325cm">
          <text:p/>
        </draw:line>
        <draw:line draw:style-name="gr7" draw:text-style-name="P14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.925cm" svg:x2="17.2cm" svg:y2="1.925cm">
          <text:p/>
        </draw:line>
        <draw:line draw:style-name="gr8" draw:text-style-name="P14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3.625cm" svg:x2="17.2cm" svg:y2="3.625cm">
          <text:p/>
        </draw:line>
        <draw:line draw:style-name="gr6" draw:text-style-name="P14" draw:layer="layout" svg:x1="11.2cm" svg:y1="3.625cm" svg:x2="11.2cm" svg:y2="4.025cm">
          <text:p/>
        </draw:line>
        <draw:line draw:style-name="gr7" draw:text-style-name="P14" draw:layer="layout" svg:x1="13.8cm" svg:y1="3.625cm" svg:x2="13.8cm" svg:y2="4.025cm">
          <text:p/>
        </draw:line>
        <draw:line draw:style-name="gr5" draw:text-style-name="P14" draw:layer="layout" svg:x1="9.2cm" svg:y1="7.4cm" svg:x2="17.2cm" svg:y2="7.4cm">
          <text:p/>
        </draw:line>
        <draw:line draw:style-name="gr6" draw:text-style-name="P14" draw:layer="layout" svg:x1="11.2cm" svg:y1="7.4cm" svg:x2="11.2cm" svg:y2="7.8cm">
          <text:p/>
        </draw:line>
        <draw:line draw:style-name="gr7" draw:text-style-name="P14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425cm" svg:x2="17.2cm" svg:y2="9.425cm">
          <text:p/>
        </draw:line>
        <draw:line draw:style-name="gr5" draw:text-style-name="P14" draw:layer="layout" svg:x1="11.2cm" svg:y1="9.425cm" svg:x2="11.2cm" svg:y2="9.825cm">
          <text:p/>
        </draw:line>
        <draw:line draw:style-name="gr7" draw:text-style-name="P14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.726cm" svg:x2="26.4cm" svg:y2="1.726cm">
          <text:p/>
        </draw:line>
        <draw:line draw:style-name="gr8" draw:text-style-name="P14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3.35cm" svg:x2="26.3cm" svg:y2="3.35cm">
          <text:p/>
        </draw:line>
        <draw:line draw:style-name="gr6" draw:text-style-name="P14" draw:layer="layout" svg:x1="21.2cm" svg:y1="3.35cm" svg:x2="21.2cm" svg:y2="3.75cm">
          <text:p/>
        </draw:line>
        <draw:line draw:style-name="gr7" draw:text-style-name="P14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6.625cm" svg:x2="26.5cm" svg:y2="6.625cm">
          <text:p/>
        </draw:line>
        <draw:line draw:style-name="gr6" draw:text-style-name="P14" draw:layer="layout" svg:x1="21.2cm" svg:y1="6.625cm" svg:x2="21.2cm" svg:y2="7.025cm">
          <text:p/>
        </draw:line>
        <draw:line draw:style-name="gr7" draw:text-style-name="P14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1.35cm" svg:x2="17.2cm" svg:y2="11.35cm">
          <text:p/>
        </draw:line>
        <draw:line draw:style-name="gr8" draw:text-style-name="P14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6" draw:text-style-name="P14" draw:layer="layout" svg:x1="16.6cm" svg:y1="14.925cm" svg:x2="16.6cm" svg:y2="15.325cm">
          <text:p/>
        </draw:line>
        <draw:line draw:style-name="gr7" draw:text-style-name="P14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176cm" svg:x2="26.4cm" svg:y2="15.176cm">
          <text:p/>
        </draw:line>
        <draw:line draw:style-name="gr7" draw:text-style-name="P14" draw:layer="layout" svg:x1="25.2cm" svg:y1="15.176cm" svg:x2="25.2cm" svg:y2="15.576cm">
          <text:p/>
        </draw:line>
        <draw:line draw:style-name="gr6" draw:text-style-name="P14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9.45cm" svg:x2="8.3cm" svg:y2="9.45cm">
          <text:p/>
        </draw:line>
        <draw:line draw:style-name="gr6" draw:text-style-name="P14" draw:layer="layout" svg:x1="2.3cm" svg:y1="9.45cm" svg:x2="2.3cm" svg:y2="9.85cm">
          <text:p/>
        </draw:line>
        <draw:line draw:style-name="gr7" draw:text-style-name="P14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0.075cm" svg:x2="26.4cm" svg:y2="10.075cm">
          <text:p/>
        </draw:line>
        <draw:line draw:style-name="gr7" draw:text-style-name="P14" draw:layer="layout" svg:x1="25.2cm" svg:y1="10.075cm" svg:x2="25.2cm" svg:y2="10.475cm">
          <text:p/>
        </draw:line>
        <draw:line draw:style-name="gr6" draw:text-style-name="P14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075cm" svg:x2="26.4cm" svg:y2="12.075cm">
          <text:p/>
        </draw:line>
        <draw:line draw:style-name="gr8" draw:text-style-name="P14" draw:layer="layout" svg:x1="25.2cm" svg:y1="12.075cm" svg:x2="25.2cm" svg:y2="12.475cm">
          <text:p/>
        </draw:line>
        <draw:custom-shape draw:style-name="gr13" draw:text-style-name="P15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53cm" svg:height="0.962cm" svg:x="0.401cm" svg:y="2.713cm">
          <draw:text-box>
            <text:p text:style-name="P12">2</text:p>
          </draw:text-box>
        </draw:frame>
        <draw:frame draw:style-name="gr12" draw:text-style-name="P13" draw:layer="layout" svg:width="0.853cm" svg:height="0.962cm" svg:x="0.402cm" svg:y="8.613cm">
          <draw:text-box>
            <text:p text:style-name="P12">5</text:p>
          </draw:text-box>
        </draw:frame>
        <draw:frame draw:style-name="gr12" draw:text-style-name="P13" draw:layer="layout" svg:width="0.853cm" svg:height="0.962cm" svg:x="0.403cm" svg:y="10.413cm">
          <draw:text-box>
            <text:p text:style-name="P12">6</text:p>
          </draw:text-box>
        </draw:frame>
        <draw:frame draw:style-name="gr12" draw:text-style-name="P13" draw:layer="layout" svg:width="0.853cm" svg:height="0.962cm" svg:x="0.404cm" svg:y="12.313cm">
          <draw:text-box>
            <text:p text:style-name="P12">7</text:p>
          </draw:text-box>
        </draw:frame>
        <draw:frame draw:style-name="gr12" draw:text-style-name="P13" draw:layer="layout" svg:width="0.853cm" svg:height="0.962cm" svg:x="0.405cm" svg:y="14.013cm">
          <draw:text-box>
            <text:p text:style-name="P12">8</text:p>
          </draw:text-box>
        </draw:frame>
        <draw:frame draw:style-name="gr12" draw:text-style-name="P13" draw:layer="layout" svg:width="0.853cm" svg:height="0.962cm" svg:x="9.201cm" svg:y="1.113cm">
          <draw:text-box>
            <text:p text:style-name="P12">9</text:p>
          </draw:text-box>
        </draw:frame>
        <draw:frame draw:style-name="gr18" draw:text-style-name="P13" draw:layer="layout" svg:width="1.205cm" svg:height="0.962cm" svg:x="9.202cm" svg:y="2.813cm">
          <draw:text-box>
            <text:p text:style-name="P12">10</text:p>
          </draw:text-box>
        </draw:frame>
        <draw:frame draw:style-name="gr18" draw:text-style-name="P13" draw:layer="layout" svg:width="1.205cm" svg:height="0.962cm" svg:x="9.003cm" svg:y="6.513cm">
          <draw:text-box>
            <text:p text:style-name="P12">12</text:p>
          </draw:text-box>
        </draw:frame>
        <draw:frame draw:style-name="gr18" draw:text-style-name="P13" draw:layer="layout" svg:width="1.205cm" svg:height="0.962cm" svg:x="8.904cm" svg:y="8.513cm">
          <draw:text-box>
            <text:p text:style-name="P12">13</text:p>
          </draw:text-box>
        </draw:frame>
        <draw:frame draw:style-name="gr18" draw:text-style-name="P13" draw:layer="layout" svg:width="1.205cm" svg:height="0.962cm" svg:x="8.905cm" svg:y="10.513cm">
          <draw:text-box>
            <text:p text:style-name="P12">20</text:p>
          </draw:text-box>
        </draw:frame>
        <draw:frame draw:style-name="gr18" draw:text-style-name="P13" draw:layer="layout" svg:width="1.205cm" svg:height="0.962cm" svg:x="8.905cm" svg:y="14.113cm">
          <draw:text-box>
            <text:p text:style-name="P12">22</text:p>
          </draw:text-box>
        </draw:frame>
        <draw:frame draw:style-name="gr18" draw:text-style-name="P13" draw:layer="layout" svg:width="1.205cm" svg:height="0.962cm" svg:x="18.202cm" svg:y="0.913cm">
          <draw:text-box>
            <text:p text:style-name="P12">14</text:p>
          </draw:text-box>
        </draw:frame>
        <draw:frame draw:style-name="gr18" draw:text-style-name="P13" draw:layer="layout" svg:width="1.205cm" svg:height="0.962cm" svg:x="18.202cm" svg:y="2.613cm">
          <draw:text-box>
            <text:p text:style-name="P12">15</text:p>
          </draw:text-box>
        </draw:frame>
        <draw:frame draw:style-name="gr18" draw:text-style-name="P13" draw:layer="layout" svg:width="1.205cm" svg:height="0.962cm" svg:x="18.203cm" svg:y="5.813cm">
          <draw:text-box>
            <text:p text:style-name="P12">17</text:p>
          </draw:text-box>
        </draw:frame>
        <draw:frame draw:style-name="gr18" draw:text-style-name="P13" draw:layer="layout" svg:width="1.205cm" svg:height="0.962cm" svg:x="18.204cm" svg:y="9.213cm">
          <draw:text-box>
            <text:p text:style-name="P12">19</text:p>
          </draw:text-box>
        </draw:frame>
        <draw:frame draw:style-name="gr18" draw:text-style-name="P13" draw:layer="layout" svg:width="1.205cm" svg:height="0.962cm" svg:x="18.205cm" svg:y="11.213cm">
          <draw:text-box>
            <text:p text:style-name="P12">23</text:p>
          </draw:text-box>
        </draw:frame>
        <draw:frame draw:style-name="gr18" draw:text-style-name="P13" draw:layer="layout" svg:width="1.205cm" svg:height="0.962cm" svg:x="18.206cm" svg:y="14.313cm">
          <draw:text-box>
            <text:p text:style-name="P12">25</text:p>
          </draw:text-box>
        </draw:frame>
        <draw:frame draw:style-name="gr19" draw:text-style-name="P13" draw:layer="layout" svg:width="13.405cm" svg:height="0.806cm" svg:x="6cm" svg:y="-0.102cm">
          <draw:text-box>
            <text:p text:style-name="P12"><text:span text:style-name="T23">Numbering of overlap types implemented in the applic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76cm" svg:y1="5.475cm" svg:x2="8.376cm" svg:y2="5.475cm">
          <text:p/>
        </draw:line>
        <draw:line draw:style-name="gr7" draw:text-style-name="P14" draw:layer="layout" svg:x1="1.176cm" svg:y1="5.475cm" svg:x2="1.176cm" svg:y2="5.875cm">
          <text:p/>
        </draw:line>
        <draw:line draw:style-name="gr6" draw:text-style-name="P14" draw:layer="layout" svg:x1="1.876cm" svg:y1="5.475cm" svg:x2="1.876cm" svg:y2="5.875cm">
          <text:p/>
        </draw:line>
        <draw:frame draw:style-name="gr12" draw:text-style-name="P13" draw:layer="layout" svg:width="0.853cm" svg:height="0.962cm" svg:x="0.377cm" svg:y="4.638cm">
          <draw:text-box>
            <text:p text:style-name="P12">3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275cm" svg:y1="7.375cm" svg:x2="8.275cm" svg:y2="7.375cm">
          <text:p/>
        </draw:line>
        <draw:line draw:style-name="gr7" draw:text-style-name="P14" draw:layer="layout" svg:x1="2.275cm" svg:y1="7.375cm" svg:x2="2.275cm" svg:y2="7.775cm">
          <text:p/>
        </draw:line>
        <draw:line draw:style-name="gr6" draw:text-style-name="P14" draw:layer="layout" svg:x1="1.175cm" svg:y1="7.375cm" svg:x2="1.175cm" svg:y2="7.775cm">
          <text:p/>
        </draw:line>
        <draw:frame draw:style-name="gr12" draw:text-style-name="P13" draw:layer="layout" svg:width="0.853cm" svg:height="0.962cm" svg:x="0.377cm" svg:y="6.538cm">
          <draw:text-box>
            <text:p text:style-name="P12">4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75cm" svg:y1="5.45cm" svg:x2="17.175cm" svg:y2="5.45cm">
          <text:p/>
        </draw:line>
        <draw:line draw:style-name="gr7" draw:text-style-name="P14" draw:layer="layout" svg:x1="11.175cm" svg:y1="5.45cm" svg:x2="11.175cm" svg:y2="5.85cm">
          <text:p/>
        </draw:line>
        <draw:line draw:style-name="gr6" draw:text-style-name="P14" draw:layer="layout" svg:x1="13.775cm" svg:y1="5.45cm" svg:x2="13.775cm" svg:y2="5.85cm">
          <text:p/>
        </draw:line>
        <draw:frame draw:style-name="gr20" draw:text-style-name="P13" draw:layer="layout" svg:width="1.158cm" svg:height="0.962cm" svg:x="9.177cm" svg:y="4.638cm">
          <draw:text-box>
            <text:p text:style-name="P12">11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01cm" svg:y1="13.151cm" svg:x2="17.101cm" svg:y2="13.151cm">
          <text:p/>
        </draw:line>
        <draw:line draw:style-name="gr7" draw:text-style-name="P14" draw:layer="layout" svg:x1="16.601cm" svg:y1="13.151cm" svg:x2="16.601cm" svg:y2="13.551cm">
          <text:p/>
        </draw:line>
        <draw:line draw:style-name="gr6" draw:text-style-name="P14" draw:layer="layout" svg:x1="15.101cm" svg:y1="13.151cm" svg:x2="15.101cm" svg:y2="13.551cm">
          <text:p/>
        </draw:line>
        <draw:frame draw:style-name="gr18" draw:text-style-name="P13" draw:layer="layout" svg:width="1.205cm" svg:height="0.962cm" svg:x="8.906cm" svg:y="12.339cm">
          <draw:text-box>
            <text:p text:style-name="P12">21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5.075cm" svg:x2="26.3cm" svg:y2="5.075cm">
          <text:p/>
        </draw:line>
        <draw:line draw:style-name="gr7" draw:text-style-name="P14" draw:layer="layout" svg:x1="21.2cm" svg:y1="5.075cm" svg:x2="21.2cm" svg:y2="5.475cm">
          <text:p/>
        </draw:line>
        <draw:line draw:style-name="gr6" draw:text-style-name="P14" draw:layer="layout" svg:x1="23cm" svg:y1="5.075cm" svg:x2="23cm" svg:y2="5.475cm">
          <text:p/>
        </draw:line>
        <draw:frame draw:style-name="gr18" draw:text-style-name="P13" draw:layer="layout" svg:width="1.205cm" svg:height="0.962cm" svg:x="18.202cm" svg:y="4.238cm">
          <draw:text-box>
            <text:p text:style-name="P12">16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21cm" svg:y1="13.701cm" svg:x2="26.421cm" svg:y2="13.701cm">
          <text:p/>
        </draw:line>
        <draw:line draw:style-name="gr6" draw:text-style-name="P14" draw:layer="layout" svg:x1="25.221cm" svg:y1="13.701cm" svg:x2="25.221cm" svg:y2="14.101cm">
          <text:p/>
        </draw:line>
        <draw:line draw:style-name="gr7" draw:text-style-name="P14" draw:layer="layout" svg:x1="26.121cm" svg:y1="13.701cm" svg:x2="26.121cm" svg:y2="14.101cm">
          <text:p/>
        </draw:line>
        <draw:frame draw:style-name="gr18" draw:text-style-name="P13" draw:layer="layout" svg:width="1.205cm" svg:height="0.962cm" svg:x="18.227cm" svg:y="12.838cm">
          <draw:text-box>
            <text:p text:style-name="P12">24</text:p>
          </draw:text-box>
        </draw:frame>
        <draw:line draw:style-name="gr5" draw:text-style-name="P14" draw:layer="layout" svg:x1="18.522cm" svg:y1="8.451cm" svg:x2="26.522cm" svg:y2="8.451cm">
          <text:p/>
        </draw:line>
        <draw:line draw:style-name="gr7" draw:text-style-name="P14" draw:layer="layout" svg:x1="21.222cm" svg:y1="8.451cm" svg:x2="21.222cm" svg:y2="8.851cm">
          <text:p/>
        </draw:line>
        <draw:line draw:style-name="gr6" draw:text-style-name="P14" draw:layer="layout" svg:x1="24.522cm" svg:y1="8.451cm" svg:x2="24.522cm" svg:y2="8.851cm">
          <text:p/>
        </draw:line>
        <draw:frame draw:style-name="gr18" draw:text-style-name="P13" draw:layer="layout" svg:width="1.205cm" svg:height="0.962cm" svg:x="18.225cm" svg:y="7.539cm">
          <draw:text-box>
            <text:p text:style-name="P12">18</text:p>
          </draw:text-box>
        </draw:frame>
        <draw:frame draw:style-name="gr21" draw:text-style-name="P17" draw:layer="layout" svg:width="2.5cm" svg:height="1.427cm" svg:x="3.1cm" svg:y="7.573cm">
          <draw:text-box>
            <text:p text:style-name="P16"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7.402cm">
          <draw:text-box>
            <text:p text:style-name="P16"><text:span text:style-name="T24">Vs</text:span><text:span text:style-name="T25"> = Rs</text:span></text:p>
          </draw:text-box>
        </draw:frame>
        <draw:frame draw:style-name="gr21" draw:text-style-name="P17" draw:layer="layout" svg:width="2.5cm" svg:height="1.427cm" svg:x="11.9cm" svg:y="12.373cm">
          <draw:text-box>
            <text:p text:style-name="P16"><text:span text:style-name="T24">Vs</text:span><text:span text:style-name="T25"> = Re</text:span></text:p>
          </draw:text-box>
        </draw:frame>
        <draw:frame draw:style-name="gr21" draw:text-style-name="P17" draw:layer="layout" svg:width="4.2cm" svg:height="1.427cm" svg:x="21.5cm" svg:y="6.802cm">
          <draw:text-box>
            <text:p text:style-name="P16"><text:span text:style-name="T24">Vs</text:span><text:span text:style-name="T25"> &gt; Rs</text:span></text:p>
          </draw:text-box>
        </draw:frame>
        <draw:frame draw:style-name="gr21" draw:text-style-name="P17" draw:layer="layout" svg:width="2.5cm" svg:height="1.427cm" svg:x="21.1cm" svg:y="12.004cm">
          <draw:text-box>
            <text:p text:style-name="P16"><text:span text:style-name="T24">Vs</text:span><text:span text:style-name="T25"> &gt; 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lder iterations document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gacy documentation, tidied up int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2.075cm" svg:x2="8.3cm" svg:y2="2.075cm">
          <text:p/>
        </draw:line>
        <draw:line draw:style-name="gr6" draw:text-style-name="P14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4.75cm" svg:x2="8.4cm" svg:y2="4.75cm">
          <text:p/>
        </draw:line>
        <draw:line draw:style-name="gr5" draw:text-style-name="P14" draw:layer="layout" svg:x1="1.2cm" svg:y1="4.75cm" svg:x2="1.2cm" svg:y2="5.15cm">
          <text:p/>
        </draw:line>
        <draw:line draw:style-name="gr5" draw:text-style-name="P14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9.926cm" svg:x2="8.4cm" svg:y2="9.926cm">
          <text:p/>
        </draw:line>
        <draw:line draw:style-name="gr5" draw:text-style-name="P14" draw:layer="layout" svg:x1="1.2cm" svg:y1="9.926cm" svg:x2="1.2cm" svg:y2="10.326cm">
          <text:p/>
        </draw:line>
        <draw:line draw:style-name="gr5" draw:text-style-name="P14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2.326cm" svg:x2="8.4cm" svg:y2="12.326cm">
          <text:p/>
        </draw:line>
        <draw:line draw:style-name="gr5" draw:text-style-name="P14" draw:layer="layout" svg:x1="1.2cm" svg:y1="12.326cm" svg:x2="1.2cm" svg:y2="12.726cm">
          <text:p/>
        </draw:line>
        <draw:line draw:style-name="gr5" draw:text-style-name="P14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825cm" svg:x2="8.5cm" svg:y2="14.825cm">
          <text:p/>
        </draw:line>
        <draw:line draw:style-name="gr5" draw:text-style-name="P14" draw:layer="layout" svg:x1="1.3cm" svg:y1="14.825cm" svg:x2="1.3cm" svg:y2="15.225cm">
          <text:p/>
        </draw:line>
        <draw:line draw:style-name="gr5" draw:text-style-name="P14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2.125cm" svg:x2="17.2cm" svg:y2="2.125cm">
          <text:p/>
        </draw:line>
        <draw:line draw:style-name="gr6" draw:text-style-name="P14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4.725cm" svg:x2="17.2cm" svg:y2="4.725cm">
          <text:p/>
        </draw:line>
        <draw:line draw:style-name="gr5" draw:text-style-name="P14" draw:layer="layout" svg:x1="11.2cm" svg:y1="4.725cm" svg:x2="11.2cm" svg:y2="5.125cm">
          <text:p/>
        </draw:line>
        <draw:line draw:style-name="gr5" draw:text-style-name="P14" draw:layer="layout" svg:x1="13.8cm" svg:y1="4.725cm" svg:x2="13.8cm" svg:y2="5.125cm">
          <text:p/>
        </draw:line>
        <draw:g>
          <draw:line draw:style-name="gr5" draw:text-style-name="P14" draw:layer="layout" svg:x1="9.2cm" svg:y1="7.2cm" svg:x2="17.2cm" svg:y2="7.2cm">
            <text:p/>
          </draw:line>
          <draw:line draw:style-name="gr5" draw:text-style-name="P14" draw:layer="layout" svg:x1="11.2cm" svg:y1="7.2cm" svg:x2="11.2cm" svg:y2="7.6cm">
            <text:p/>
          </draw:line>
          <draw:line draw:style-name="gr5" draw:text-style-name="P14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625cm" svg:x2="17.2cm" svg:y2="9.625cm">
          <text:p/>
        </draw:line>
        <draw:line draw:style-name="gr5" draw:text-style-name="P14" draw:layer="layout" svg:x1="11.2cm" svg:y1="9.625cm" svg:x2="11.2cm" svg:y2="10.025cm">
          <text:p/>
        </draw:line>
        <draw:line draw:style-name="gr5" draw:text-style-name="P14" draw:layer="layout" svg:x1="16.2cm" svg:y1="9.625cm" svg:x2="16.2cm" svg:y2="10.025cm">
          <text:p/>
        </draw:line>
        <draw:line draw:style-name="gr5" draw:text-style-name="P14" draw:layer="layout" svg:x1="18.4cm" svg:y1="2.126cm" svg:x2="26.4cm" svg:y2="2.126cm">
          <text:p/>
        </draw:line>
        <draw:line draw:style-name="gr6" draw:text-style-name="P14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4.85cm" svg:x2="26.3cm" svg:y2="4.85cm">
          <text:p/>
        </draw:line>
        <draw:line draw:style-name="gr5" draw:text-style-name="P14" draw:layer="layout" svg:x1="21.2cm" svg:y1="4.85cm" svg:x2="21.2cm" svg:y2="5.25cm">
          <text:p/>
        </draw:line>
        <draw:line draw:style-name="gr5" draw:text-style-name="P14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4.5cm" svg:y1="7.125cm" svg:x2="24.5cm" svg:y2="7.525cm">
          <text:p/>
        </draw:line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1.2cm" svg:y1="7.125cm" svg:x2="21.2cm" svg:y2="7.525cm">
          <text:p/>
        </draw:line>
        <draw:line draw:style-name="gr5" draw:text-style-name="P14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2.35cm" svg:x2="17.2cm" svg:y2="12.35cm">
          <text:p/>
        </draw:line>
        <draw:line draw:style-name="gr6" draw:text-style-name="P14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5" draw:text-style-name="P14" draw:layer="layout" svg:x1="16.6cm" svg:y1="14.925cm" svg:x2="16.6cm" svg:y2="15.325cm">
          <text:p/>
        </draw:line>
        <draw:line draw:style-name="gr5" draw:text-style-name="P14" draw:layer="layout" svg:x1="15.1cm" svg:y1="14.925cm" svg:x2="15.1cm" svg:y2="15.325cm">
          <text:p/>
        </draw:line>
        <draw:line draw:style-name="gr5" draw:text-style-name="P14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076cm" svg:x2="26.4cm" svg:y2="15.076cm">
          <text:p/>
        </draw:line>
        <draw:line draw:style-name="gr5" draw:text-style-name="P14" draw:layer="layout" svg:x1="25.2cm" svg:y1="15.076cm" svg:x2="25.2cm" svg:y2="15.476cm">
          <text:p/>
        </draw:line>
        <draw:line draw:style-name="gr5" draw:text-style-name="P14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7.15cm" svg:x2="8.3cm" svg:y2="7.15cm">
          <text:p/>
        </draw:line>
        <draw:line draw:style-name="gr5" draw:text-style-name="P14" draw:layer="layout" svg:x1="2.3cm" svg:y1="7.15cm" svg:x2="2.3cm" svg:y2="7.55cm">
          <text:p/>
        </draw:line>
        <draw:line draw:style-name="gr5" draw:text-style-name="P14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9.675cm" svg:x2="26.4cm" svg:y2="9.675cm">
          <text:p/>
        </draw:line>
        <draw:line draw:style-name="gr5" draw:text-style-name="P14" draw:layer="layout" svg:x1="25.2cm" svg:y1="9.675cm" svg:x2="25.2cm" svg:y2="10.075cm">
          <text:p/>
        </draw:line>
        <draw:line draw:style-name="gr5" draw:text-style-name="P14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375cm" svg:x2="26.4cm" svg:y2="12.375cm">
          <text:p/>
        </draw:line>
        <draw:line draw:style-name="gr6" draw:text-style-name="P14" draw:layer="layout" svg:x1="25.2cm" svg:y1="12.375cm" svg:x2="25.2cm" svg:y2="12.775cm">
          <text:p/>
        </draw:line>
        <draw:frame draw:style-name="gr21" draw:text-style-name="P17" draw:layer="layout" svg:width="2.5cm" svg:height="1.427cm" svg:x="3cm" svg:y="2.3cm">
          <draw:text-box>
            <text:p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2.301cm">
          <draw:text-box>
            <text:p><text:span text:style-name="T24">Vs</text:span><text:span text:style-name="T25"> = Rs</text:span></text:p>
          </draw:text-box>
        </draw:frame>
        <draw:custom-shape draw:style-name="gr22" draw:text-style-name="P15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4.2cm" svg:height="1.427cm" svg:x="20.8cm" svg:y="2.401cm">
          <draw:text-box>
            <text:p><text:span text:style-name="T24">Vs</text:span><text:span text:style-name="T25"> &gt; Rs</text:span></text:p>
          </draw:text-box>
        </draw:frame>
        <draw:custom-shape draw:style-name="gr25" draw:text-style-name="P15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12cm" svg:y="12.602cm">
          <draw:text-box>
            <text:p><text:span text:style-name="T24">Vs</text:span><text:span text:style-name="T25"> = Re</text:span></text:p>
          </draw:text-box>
        </draw:fram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21.5cm" svg:y="12.603cm">
          <draw:text-box>
            <text:p><text:span text:style-name="T24">Vs</text:span><text:span text:style-name="T25"> &gt; Re</text:span></text:p>
          </draw:text-box>
        </draw:frame>
        <draw:g>
          <draw:line draw:style-name="gr4" draw:text-style-name="P8" draw:layer="layout" svg:x1="18.4cm" svg:y1="1.176cm" svg:x2="26.4cm" svg:y2="1.176cm">
            <text:p/>
          </draw:line>
          <draw:line draw:style-name="gr4" draw:text-style-name="P8" draw:layer="layout" svg:x1="20.4cm" svg:y1="1.176cm" svg:x2="20.4cm" svg:y2="1.576cm">
            <text:p/>
          </draw:line>
          <draw:line draw:style-name="gr4" draw:text-style-name="P8" draw:layer="layout" svg:x1="24.4cm" svg:y1="1.176cm" svg:x2="24.4cm" svg:y2="1.576cm">
            <text:p/>
          </draw:line>
          <draw:frame draw:style-name="gr10" draw:text-style-name="P7" draw:layer="layout" svg:width="1.15cm" svg:height="0.839cm" svg:x="19.8cm" svg:y="0.4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77cm">
            <draw:text-box>
              <text:p><text:span text:style-name="T22">Re</text:span></text:p>
            </draw:text-box>
          </draw:frame>
        </draw:g>
        <draw:frame draw:style-name="gr26" draw:text-style-name="P7" draw:layer="layout" svg:width="11.056cm" svg:height="0.806cm" svg:x="0cm" svg:y="-0.202cm">
          <draw:text-box>
            <text:p><text:span text:style-name="T23">Overlap types where Re &gt; Rs –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2.075cm" svg:x2="8.3cm" svg:y2="2.075cm">
          <text:p/>
        </draw:line>
        <draw:line draw:style-name="gr6" draw:text-style-name="P14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4.75cm" svg:x2="8.4cm" svg:y2="4.75cm">
          <text:p/>
        </draw:line>
        <draw:line draw:style-name="gr5" draw:text-style-name="P14" draw:layer="layout" svg:x1="1.2cm" svg:y1="4.75cm" svg:x2="1.2cm" svg:y2="5.15cm">
          <text:p/>
        </draw:line>
        <draw:line draw:style-name="gr5" draw:text-style-name="P14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9.926cm" svg:x2="8.4cm" svg:y2="9.926cm">
          <text:p/>
        </draw:line>
        <draw:line draw:style-name="gr5" draw:text-style-name="P14" draw:layer="layout" svg:x1="1.2cm" svg:y1="9.926cm" svg:x2="1.2cm" svg:y2="10.326cm">
          <text:p/>
        </draw:line>
        <draw:line draw:style-name="gr5" draw:text-style-name="P14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2.326cm" svg:x2="8.4cm" svg:y2="12.326cm">
          <text:p/>
        </draw:line>
        <draw:line draw:style-name="gr5" draw:text-style-name="P14" draw:layer="layout" svg:x1="1.2cm" svg:y1="12.326cm" svg:x2="1.2cm" svg:y2="12.726cm">
          <text:p/>
        </draw:line>
        <draw:line draw:style-name="gr5" draw:text-style-name="P14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825cm" svg:x2="8.5cm" svg:y2="14.825cm">
          <text:p/>
        </draw:line>
        <draw:line draw:style-name="gr5" draw:text-style-name="P14" draw:layer="layout" svg:x1="1.3cm" svg:y1="14.825cm" svg:x2="1.3cm" svg:y2="15.225cm">
          <text:p/>
        </draw:line>
        <draw:line draw:style-name="gr5" draw:text-style-name="P14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2.125cm" svg:x2="17.2cm" svg:y2="2.125cm">
          <text:p/>
        </draw:line>
        <draw:line draw:style-name="gr6" draw:text-style-name="P14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4.725cm" svg:x2="17.2cm" svg:y2="4.725cm">
          <text:p/>
        </draw:line>
        <draw:line draw:style-name="gr5" draw:text-style-name="P14" draw:layer="layout" svg:x1="11.2cm" svg:y1="4.725cm" svg:x2="11.2cm" svg:y2="5.125cm">
          <text:p/>
        </draw:line>
        <draw:line draw:style-name="gr5" draw:text-style-name="P14" draw:layer="layout" svg:x1="13.8cm" svg:y1="4.725cm" svg:x2="13.8cm" svg:y2="5.125cm">
          <text:p/>
        </draw:line>
        <draw:g>
          <draw:line draw:style-name="gr5" draw:text-style-name="P14" draw:layer="layout" svg:x1="9.2cm" svg:y1="7.2cm" svg:x2="17.2cm" svg:y2="7.2cm">
            <text:p/>
          </draw:line>
          <draw:line draw:style-name="gr5" draw:text-style-name="P14" draw:layer="layout" svg:x1="11.2cm" svg:y1="7.2cm" svg:x2="11.2cm" svg:y2="7.6cm">
            <text:p/>
          </draw:line>
          <draw:line draw:style-name="gr5" draw:text-style-name="P14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625cm" svg:x2="17.2cm" svg:y2="9.625cm">
          <text:p/>
        </draw:line>
        <draw:line draw:style-name="gr5" draw:text-style-name="P14" draw:layer="layout" svg:x1="11.2cm" svg:y1="9.625cm" svg:x2="11.2cm" svg:y2="10.025cm">
          <text:p/>
        </draw:line>
        <draw:line draw:style-name="gr5" draw:text-style-name="P14" draw:layer="layout" svg:x1="16.2cm" svg:y1="9.625cm" svg:x2="16.2cm" svg:y2="10.025cm">
          <text:p/>
        </draw:line>
        <draw:g>
          <draw:line draw:style-name="gr4" draw:text-style-name="P8" draw:layer="layout" svg:x1="18.4cm" svg:y1="1.151cm" svg:x2="26.4cm" svg:y2="1.151cm">
            <text:p/>
          </draw:line>
          <draw:line draw:style-name="gr4" draw:text-style-name="P8" draw:layer="layout" svg:x1="20.4cm" svg:y1="1.151cm" svg:x2="20.4cm" svg:y2="1.551cm">
            <text:p/>
          </draw:line>
          <draw:line draw:style-name="gr4" draw:text-style-name="P8" draw:layer="layout" svg:x1="24.4cm" svg:y1="1.151cm" svg:x2="24.4cm" svg:y2="1.551cm">
            <text:p/>
          </draw:line>
          <draw:frame draw:style-name="gr10" draw:text-style-name="P7" draw:layer="layout" svg:width="1.15cm" svg:height="0.839cm" svg:x="19.8cm" svg:y="0.4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5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2.126cm" svg:x2="26.4cm" svg:y2="2.126cm">
          <text:p/>
        </draw:line>
        <draw:line draw:style-name="gr6" draw:text-style-name="P14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4.85cm" svg:x2="26.3cm" svg:y2="4.85cm">
          <text:p/>
        </draw:line>
        <draw:line draw:style-name="gr5" draw:text-style-name="P14" draw:layer="layout" svg:x1="21.2cm" svg:y1="4.85cm" svg:x2="21.2cm" svg:y2="5.25cm">
          <text:p/>
        </draw:line>
        <draw:line draw:style-name="gr5" draw:text-style-name="P14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4.5cm" svg:y1="7.125cm" svg:x2="24.5cm" svg:y2="7.525cm">
          <text:p/>
        </draw:line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1.2cm" svg:y1="7.125cm" svg:x2="21.2cm" svg:y2="7.525cm">
          <text:p/>
        </draw:line>
        <draw:line draw:style-name="gr5" draw:text-style-name="P14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2.35cm" svg:x2="17.2cm" svg:y2="12.35cm">
          <text:p/>
        </draw:line>
        <draw:line draw:style-name="gr6" draw:text-style-name="P14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5" draw:text-style-name="P14" draw:layer="layout" svg:x1="16.6cm" svg:y1="14.925cm" svg:x2="16.6cm" svg:y2="15.325cm">
          <text:p/>
        </draw:line>
        <draw:line draw:style-name="gr5" draw:text-style-name="P14" draw:layer="layout" svg:x1="15.1cm" svg:y1="14.925cm" svg:x2="15.1cm" svg:y2="15.325cm">
          <text:p/>
        </draw:line>
        <draw:line draw:style-name="gr5" draw:text-style-name="P14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076cm" svg:x2="26.4cm" svg:y2="15.076cm">
          <text:p/>
        </draw:line>
        <draw:line draw:style-name="gr5" draw:text-style-name="P14" draw:layer="layout" svg:x1="25.2cm" svg:y1="15.076cm" svg:x2="25.2cm" svg:y2="15.476cm">
          <text:p/>
        </draw:line>
        <draw:line draw:style-name="gr5" draw:text-style-name="P14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7.15cm" svg:x2="8.3cm" svg:y2="7.15cm">
          <text:p/>
        </draw:line>
        <draw:line draw:style-name="gr5" draw:text-style-name="P14" draw:layer="layout" svg:x1="2.3cm" svg:y1="7.15cm" svg:x2="2.3cm" svg:y2="7.55cm">
          <text:p/>
        </draw:line>
        <draw:line draw:style-name="gr5" draw:text-style-name="P14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9.675cm" svg:x2="26.4cm" svg:y2="9.675cm">
          <text:p/>
        </draw:line>
        <draw:line draw:style-name="gr5" draw:text-style-name="P14" draw:layer="layout" svg:x1="25.2cm" svg:y1="9.675cm" svg:x2="25.2cm" svg:y2="10.075cm">
          <text:p/>
        </draw:line>
        <draw:line draw:style-name="gr5" draw:text-style-name="P14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375cm" svg:x2="26.4cm" svg:y2="12.375cm">
          <text:p/>
        </draw:line>
        <draw:line draw:style-name="gr6" draw:text-style-name="P14" draw:layer="layout" svg:x1="25.2cm" svg:y1="12.375cm" svg:x2="25.2cm" svg:y2="12.775cm">
          <text:p/>
        </draw:line>
        <draw:frame draw:style-name="gr21" draw:text-style-name="P17" draw:layer="layout" svg:width="2.5cm" svg:height="1.427cm" svg:x="3cm" svg:y="2.3cm">
          <draw:text-box>
            <text:p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2.301cm">
          <draw:text-box>
            <text:p><text:span text:style-name="T24">Vs</text:span><text:span text:style-name="T25"> = Rs</text:span></text:p>
          </draw:text-box>
        </draw:frame>
        <draw:custom-shape draw:style-name="gr22" draw:text-style-name="P15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4.2cm" svg:height="1.427cm" svg:x="20.8cm" svg:y="2.401cm">
          <draw:text-box>
            <text:p><text:span text:style-name="T24">Vs</text:span><text:span text:style-name="T25"> &gt; Rs</text:span></text:p>
          </draw:text-box>
        </draw:frame>
        <draw:custom-shape draw:style-name="gr25" draw:text-style-name="P15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12cm" svg:y="12.602cm">
          <draw:text-box>
            <text:p><text:span text:style-name="T24">Vs</text:span><text:span text:style-name="T25"> = Re</text:span></text:p>
          </draw:text-box>
        </draw:fram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21.5cm" svg:y="12.603cm">
          <draw:text-box>
            <text:p><text:span text:style-name="T24">Vs</text:span><text:span text:style-name="T25"> &gt; Re</text:span></text:p>
          </draw:text-box>
        </draw:frame>
        <draw:frame draw:style-name="gr12" draw:text-style-name="P7" draw:layer="layout" svg:width="0.853cm" svg:height="0.962cm" svg:x="0.4cm" svg:y="1.113cm">
          <draw:text-box>
            <text:p>1</text:p>
          </draw:text-box>
        </draw:frame>
        <draw:frame draw:style-name="gr12" draw:text-style-name="P7" draw:layer="layout" svg:width="0.853cm" svg:height="0.962cm" svg:x="0.401cm" svg:y="3.713cm">
          <draw:text-box>
            <text:p>2</text:p>
          </draw:text-box>
        </draw:frame>
        <draw:frame draw:style-name="gr12" draw:text-style-name="P7" draw:layer="layout" svg:width="0.853cm" svg:height="0.962cm" svg:x="0.402cm" svg:y="6.113cm">
          <draw:text-box>
            <text:p>3</text:p>
          </draw:text-box>
        </draw:frame>
        <draw:frame draw:style-name="gr12" draw:text-style-name="P7" draw:layer="layout" svg:width="0.853cm" svg:height="0.962cm" svg:x="0.403cm" svg:y="8.913cm">
          <draw:text-box>
            <text:p>4</text:p>
          </draw:text-box>
        </draw:frame>
        <draw:frame draw:style-name="gr12" draw:text-style-name="P7" draw:layer="layout" svg:width="0.853cm" svg:height="0.962cm" svg:x="0.404cm" svg:y="11.413cm">
          <draw:text-box>
            <text:p>5</text:p>
          </draw:text-box>
        </draw:frame>
        <draw:frame draw:style-name="gr12" draw:text-style-name="P7" draw:layer="layout" svg:width="0.853cm" svg:height="0.962cm" svg:x="0.405cm" svg:y="13.913cm">
          <draw:text-box>
            <text:p>6</text:p>
          </draw:text-box>
        </draw:frame>
        <draw:frame draw:style-name="gr12" draw:text-style-name="P7" draw:layer="layout" svg:width="0.853cm" svg:height="0.962cm" svg:x="9.201cm" svg:y="1.113cm">
          <draw:text-box>
            <text:p>7</text:p>
          </draw:text-box>
        </draw:frame>
        <draw:frame draw:style-name="gr12" draw:text-style-name="P7" draw:layer="layout" svg:width="0.853cm" svg:height="0.962cm" svg:x="9.202cm" svg:y="3.713cm">
          <draw:text-box>
            <text:p>8</text:p>
          </draw:text-box>
        </draw:frame>
        <draw:frame draw:style-name="gr12" draw:text-style-name="P7" draw:layer="layout" svg:width="0.853cm" svg:height="0.962cm" svg:x="9.203cm" svg:y="6.213cm">
          <draw:text-box>
            <text:p>9</text:p>
          </draw:text-box>
        </draw:frame>
        <draw:frame draw:style-name="gr18" draw:text-style-name="P7" draw:layer="layout" svg:width="1.205cm" svg:height="0.962cm" svg:x="8.904cm" svg:y="8.713cm">
          <draw:text-box>
            <text:p>10</text:p>
          </draw:text-box>
        </draw:frame>
        <draw:frame draw:style-name="gr18" draw:text-style-name="P7" draw:layer="layout" svg:width="1.205cm" svg:height="0.962cm" svg:x="8.905cm" svg:y="11.413cm">
          <draw:text-box>
            <text:p>15</text:p>
          </draw:text-box>
        </draw:frame>
        <draw:frame draw:style-name="gr18" draw:text-style-name="P7" draw:layer="layout" svg:width="1.205cm" svg:height="0.962cm" svg:x="8.905cm" svg:y="14.013cm">
          <draw:text-box>
            <text:p>16</text:p>
          </draw:text-box>
        </draw:frame>
        <draw:frame draw:style-name="gr20" draw:text-style-name="P7" draw:layer="layout" svg:width="1.158cm" svg:height="0.962cm" svg:x="18.202cm" svg:y="1.113cm">
          <draw:text-box>
            <text:p>11</text:p>
          </draw:text-box>
        </draw:frame>
        <draw:frame draw:style-name="gr18" draw:text-style-name="P7" draw:layer="layout" svg:width="1.205cm" svg:height="0.962cm" svg:x="18.202cm" svg:y="3.813cm">
          <draw:text-box>
            <text:p>12</text:p>
          </draw:text-box>
        </draw:frame>
        <draw:frame draw:style-name="gr18" draw:text-style-name="P7" draw:layer="layout" svg:width="1.205cm" svg:height="0.962cm" svg:x="18.203cm" svg:y="6.113cm">
          <draw:text-box>
            <text:p>13</text:p>
          </draw:text-box>
        </draw:frame>
        <draw:frame draw:style-name="gr18" draw:text-style-name="P7" draw:layer="layout" svg:width="1.205cm" svg:height="0.962cm" svg:x="18.204cm" svg:y="8.713cm">
          <draw:text-box>
            <text:p>14</text:p>
          </draw:text-box>
        </draw:frame>
        <draw:frame draw:style-name="gr18" draw:text-style-name="P7" draw:layer="layout" svg:width="1.205cm" svg:height="0.962cm" svg:x="18.205cm" svg:y="11.513cm">
          <draw:text-box>
            <text:p>17</text:p>
          </draw:text-box>
        </draw:frame>
        <draw:frame draw:style-name="gr18" draw:text-style-name="P7" draw:layer="layout" svg:width="1.205cm" svg:height="0.962cm" svg:x="18.206cm" svg:y="14.113cm">
          <draw:text-box>
            <text:p>18</text:p>
          </draw:text-box>
        </draw:frame>
        <draw:frame draw:style-name="gr19" draw:text-style-name="P7" draw:layer="layout" svg:width="10.378cm" svg:height="0.806cm" svg:x="0cm" svg:y="-0.202cm">
          <draw:text-box>
            <text:p><text:span text:style-name="T23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2.075cm" svg:x2="8.3cm" svg:y2="2.075cm">
          <text:p/>
        </draw:line>
        <draw:line draw:style-name="gr6" draw:text-style-name="P14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4.75cm" svg:x2="8.4cm" svg:y2="4.75cm">
          <text:p/>
        </draw:line>
        <draw:line draw:style-name="gr5" draw:text-style-name="P14" draw:layer="layout" svg:x1="1.2cm" svg:y1="4.75cm" svg:x2="1.2cm" svg:y2="5.15cm">
          <text:p/>
        </draw:line>
        <draw:line draw:style-name="gr5" draw:text-style-name="P14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9.926cm" svg:x2="8.4cm" svg:y2="9.926cm">
          <text:p/>
        </draw:line>
        <draw:line draw:style-name="gr5" draw:text-style-name="P14" draw:layer="layout" svg:x1="1.2cm" svg:y1="9.926cm" svg:x2="1.2cm" svg:y2="10.326cm">
          <text:p/>
        </draw:line>
        <draw:line draw:style-name="gr5" draw:text-style-name="P14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2.326cm" svg:x2="8.4cm" svg:y2="12.326cm">
          <text:p/>
        </draw:line>
        <draw:line draw:style-name="gr5" draw:text-style-name="P14" draw:layer="layout" svg:x1="1.2cm" svg:y1="12.326cm" svg:x2="1.2cm" svg:y2="12.726cm">
          <text:p/>
        </draw:line>
        <draw:line draw:style-name="gr5" draw:text-style-name="P14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825cm" svg:x2="8.5cm" svg:y2="14.825cm">
          <text:p/>
        </draw:line>
        <draw:line draw:style-name="gr5" draw:text-style-name="P14" draw:layer="layout" svg:x1="1.3cm" svg:y1="14.825cm" svg:x2="1.3cm" svg:y2="15.225cm">
          <text:p/>
        </draw:line>
        <draw:line draw:style-name="gr5" draw:text-style-name="P14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2.125cm" svg:x2="17.2cm" svg:y2="2.125cm">
          <text:p/>
        </draw:line>
        <draw:line draw:style-name="gr6" draw:text-style-name="P14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4.725cm" svg:x2="17.2cm" svg:y2="4.725cm">
          <text:p/>
        </draw:line>
        <draw:line draw:style-name="gr5" draw:text-style-name="P14" draw:layer="layout" svg:x1="11.2cm" svg:y1="4.725cm" svg:x2="11.2cm" svg:y2="5.125cm">
          <text:p/>
        </draw:line>
        <draw:line draw:style-name="gr5" draw:text-style-name="P14" draw:layer="layout" svg:x1="13.8cm" svg:y1="4.725cm" svg:x2="13.8cm" svg:y2="5.125cm">
          <text:p/>
        </draw:line>
        <draw:g>
          <draw:line draw:style-name="gr5" draw:text-style-name="P14" draw:layer="layout" svg:x1="9.2cm" svg:y1="7.2cm" svg:x2="17.2cm" svg:y2="7.2cm">
            <text:p/>
          </draw:line>
          <draw:line draw:style-name="gr5" draw:text-style-name="P14" draw:layer="layout" svg:x1="11.2cm" svg:y1="7.2cm" svg:x2="11.2cm" svg:y2="7.6cm">
            <text:p/>
          </draw:line>
          <draw:line draw:style-name="gr5" draw:text-style-name="P14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625cm" svg:x2="17.2cm" svg:y2="9.625cm">
          <text:p/>
        </draw:line>
        <draw:line draw:style-name="gr5" draw:text-style-name="P14" draw:layer="layout" svg:x1="11.2cm" svg:y1="9.625cm" svg:x2="11.2cm" svg:y2="10.025cm">
          <text:p/>
        </draw:line>
        <draw:line draw:style-name="gr5" draw:text-style-name="P14" draw:layer="layout" svg:x1="16.2cm" svg:y1="9.625cm" svg:x2="16.2cm" svg:y2="10.025cm">
          <text:p/>
        </draw:line>
        <draw:g>
          <draw:line draw:style-name="gr4" draw:text-style-name="P8" draw:layer="layout" svg:x1="18.4cm" svg:y1="1.151cm" svg:x2="26.4cm" svg:y2="1.151cm">
            <text:p/>
          </draw:line>
          <draw:line draw:style-name="gr4" draw:text-style-name="P8" draw:layer="layout" svg:x1="20.4cm" svg:y1="1.151cm" svg:x2="20.4cm" svg:y2="1.551cm">
            <text:p/>
          </draw:line>
          <draw:line draw:style-name="gr4" draw:text-style-name="P8" draw:layer="layout" svg:x1="24.4cm" svg:y1="1.151cm" svg:x2="24.4cm" svg:y2="1.551cm">
            <text:p/>
          </draw:line>
          <draw:frame draw:style-name="gr10" draw:text-style-name="P7" draw:layer="layout" svg:width="1.15cm" svg:height="0.839cm" svg:x="19.8cm" svg:y="0.4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5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2.126cm" svg:x2="26.4cm" svg:y2="2.126cm">
          <text:p/>
        </draw:line>
        <draw:line draw:style-name="gr6" draw:text-style-name="P14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4.85cm" svg:x2="26.3cm" svg:y2="4.85cm">
          <text:p/>
        </draw:line>
        <draw:line draw:style-name="gr5" draw:text-style-name="P14" draw:layer="layout" svg:x1="21.2cm" svg:y1="4.85cm" svg:x2="21.2cm" svg:y2="5.25cm">
          <text:p/>
        </draw:line>
        <draw:line draw:style-name="gr5" draw:text-style-name="P14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4.5cm" svg:y1="7.125cm" svg:x2="24.5cm" svg:y2="7.525cm">
          <text:p/>
        </draw:line>
        <draw:line draw:style-name="gr5" draw:text-style-name="P14" draw:layer="layout" svg:x1="18.5cm" svg:y1="7.125cm" svg:x2="26.5cm" svg:y2="7.125cm">
          <text:p/>
        </draw:line>
        <draw:line draw:style-name="gr5" draw:text-style-name="P14" draw:layer="layout" svg:x1="21.2cm" svg:y1="7.125cm" svg:x2="21.2cm" svg:y2="7.525cm">
          <text:p/>
        </draw:line>
        <draw:line draw:style-name="gr5" draw:text-style-name="P14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2.35cm" svg:x2="17.2cm" svg:y2="12.35cm">
          <text:p/>
        </draw:line>
        <draw:line draw:style-name="gr6" draw:text-style-name="P14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5" draw:text-style-name="P14" draw:layer="layout" svg:x1="16.6cm" svg:y1="14.925cm" svg:x2="16.6cm" svg:y2="15.325cm">
          <text:p/>
        </draw:line>
        <draw:line draw:style-name="gr5" draw:text-style-name="P14" draw:layer="layout" svg:x1="15.1cm" svg:y1="14.925cm" svg:x2="15.1cm" svg:y2="15.325cm">
          <text:p/>
        </draw:line>
        <draw:line draw:style-name="gr5" draw:text-style-name="P14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076cm" svg:x2="26.4cm" svg:y2="15.076cm">
          <text:p/>
        </draw:line>
        <draw:line draw:style-name="gr5" draw:text-style-name="P14" draw:layer="layout" svg:x1="25.2cm" svg:y1="15.076cm" svg:x2="25.2cm" svg:y2="15.476cm">
          <text:p/>
        </draw:line>
        <draw:line draw:style-name="gr5" draw:text-style-name="P14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7.15cm" svg:x2="8.3cm" svg:y2="7.15cm">
          <text:p/>
        </draw:line>
        <draw:line draw:style-name="gr5" draw:text-style-name="P14" draw:layer="layout" svg:x1="2.3cm" svg:y1="7.15cm" svg:x2="2.3cm" svg:y2="7.55cm">
          <text:p/>
        </draw:line>
        <draw:line draw:style-name="gr5" draw:text-style-name="P14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9.675cm" svg:x2="26.4cm" svg:y2="9.675cm">
          <text:p/>
        </draw:line>
        <draw:line draw:style-name="gr5" draw:text-style-name="P14" draw:layer="layout" svg:x1="25.2cm" svg:y1="9.675cm" svg:x2="25.2cm" svg:y2="10.075cm">
          <text:p/>
        </draw:line>
        <draw:line draw:style-name="gr5" draw:text-style-name="P14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375cm" svg:x2="26.4cm" svg:y2="12.375cm">
          <text:p/>
        </draw:line>
        <draw:line draw:style-name="gr6" draw:text-style-name="P14" draw:layer="layout" svg:x1="25.2cm" svg:y1="12.375cm" svg:x2="25.2cm" svg:y2="12.775cm">
          <text:p/>
        </draw:line>
        <draw:frame draw:style-name="gr21" draw:text-style-name="P17" draw:layer="layout" svg:width="2.5cm" svg:height="1.427cm" svg:x="3cm" svg:y="2.3cm">
          <draw:text-box>
            <text:p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2.301cm">
          <draw:text-box>
            <text:p><text:span text:style-name="T24">Vs</text:span><text:span text:style-name="T25"> = Rs</text:span></text:p>
          </draw:text-box>
        </draw:frame>
        <draw:custom-shape draw:style-name="gr22" draw:text-style-name="P15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4.2cm" svg:height="1.427cm" svg:x="20.8cm" svg:y="2.401cm">
          <draw:text-box>
            <text:p><text:span text:style-name="T24">Vs</text:span><text:span text:style-name="T25"> &gt; Rs</text:span></text:p>
          </draw:text-box>
        </draw:frame>
        <draw:custom-shape draw:style-name="gr25" draw:text-style-name="P15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12cm" svg:y="12.602cm">
          <draw:text-box>
            <text:p><text:span text:style-name="T24">Vs</text:span><text:span text:style-name="T25"> = Re</text:span></text:p>
          </draw:text-box>
        </draw:fram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2.5cm" svg:height="1.427cm" svg:x="21.5cm" svg:y="12.603cm">
          <draw:text-box>
            <text:p><text:span text:style-name="T24">Vs</text:span><text:span text:style-name="T25"> &gt; Re</text:span></text:p>
          </draw:text-box>
        </draw:frame>
        <draw:frame draw:style-name="gr12" draw:text-style-name="P7" draw:layer="layout" svg:width="0.853cm" svg:height="0.962cm" svg:x="0.4cm" svg:y="1.113cm">
          <draw:text-box>
            <text:p>1</text:p>
          </draw:text-box>
        </draw:frame>
        <draw:frame draw:style-name="gr12" draw:text-style-name="P7" draw:layer="layout" svg:width="0.853cm" svg:height="0.962cm" svg:x="0.401cm" svg:y="3.713cm">
          <draw:text-box>
            <text:p>2</text:p>
          </draw:text-box>
        </draw:frame>
        <draw:frame draw:style-name="gr12" draw:text-style-name="P7" draw:layer="layout" svg:width="0.853cm" svg:height="0.962cm" svg:x="0.402cm" svg:y="6.113cm">
          <draw:text-box>
            <text:p>3</text:p>
          </draw:text-box>
        </draw:frame>
        <draw:frame draw:style-name="gr12" draw:text-style-name="P7" draw:layer="layout" svg:width="0.853cm" svg:height="0.962cm" svg:x="0.403cm" svg:y="8.913cm">
          <draw:text-box>
            <text:p>4</text:p>
          </draw:text-box>
        </draw:frame>
        <draw:frame draw:style-name="gr12" draw:text-style-name="P7" draw:layer="layout" svg:width="0.853cm" svg:height="0.962cm" svg:x="0.404cm" svg:y="11.413cm">
          <draw:text-box>
            <text:p>5</text:p>
          </draw:text-box>
        </draw:frame>
        <draw:frame draw:style-name="gr12" draw:text-style-name="P7" draw:layer="layout" svg:width="0.853cm" svg:height="0.962cm" svg:x="0.405cm" svg:y="13.913cm">
          <draw:text-box>
            <text:p>6</text:p>
          </draw:text-box>
        </draw:frame>
        <draw:frame draw:style-name="gr12" draw:text-style-name="P7" draw:layer="layout" svg:width="0.853cm" svg:height="0.962cm" svg:x="9.201cm" svg:y="1.113cm">
          <draw:text-box>
            <text:p>7</text:p>
          </draw:text-box>
        </draw:frame>
        <draw:frame draw:style-name="gr12" draw:text-style-name="P7" draw:layer="layout" svg:width="0.853cm" svg:height="0.962cm" svg:x="9.202cm" svg:y="3.713cm">
          <draw:text-box>
            <text:p>8</text:p>
          </draw:text-box>
        </draw:frame>
        <draw:frame draw:style-name="gr12" draw:text-style-name="P7" draw:layer="layout" svg:width="0.853cm" svg:height="0.962cm" svg:x="9.203cm" svg:y="6.213cm">
          <draw:text-box>
            <text:p>9</text:p>
          </draw:text-box>
        </draw:frame>
        <draw:frame draw:style-name="gr18" draw:text-style-name="P7" draw:layer="layout" svg:width="1.205cm" svg:height="0.962cm" svg:x="8.904cm" svg:y="8.713cm">
          <draw:text-box>
            <text:p>10</text:p>
          </draw:text-box>
        </draw:frame>
        <draw:frame draw:style-name="gr18" draw:text-style-name="P7" draw:layer="layout" svg:width="1.205cm" svg:height="0.962cm" svg:x="8.905cm" svg:y="11.413cm">
          <draw:text-box>
            <text:p>15</text:p>
          </draw:text-box>
        </draw:frame>
        <draw:frame draw:style-name="gr18" draw:text-style-name="P7" draw:layer="layout" svg:width="1.205cm" svg:height="0.962cm" svg:x="8.905cm" svg:y="14.013cm">
          <draw:text-box>
            <text:p>16</text:p>
          </draw:text-box>
        </draw:frame>
        <draw:frame draw:style-name="gr20" draw:text-style-name="P7" draw:layer="layout" svg:width="1.158cm" svg:height="0.962cm" svg:x="18.202cm" svg:y="1.113cm">
          <draw:text-box>
            <text:p>11</text:p>
          </draw:text-box>
        </draw:frame>
        <draw:frame draw:style-name="gr18" draw:text-style-name="P7" draw:layer="layout" svg:width="1.205cm" svg:height="0.962cm" svg:x="18.202cm" svg:y="3.813cm">
          <draw:text-box>
            <text:p>12</text:p>
          </draw:text-box>
        </draw:frame>
        <draw:frame draw:style-name="gr18" draw:text-style-name="P7" draw:layer="layout" svg:width="1.205cm" svg:height="0.962cm" svg:x="18.203cm" svg:y="6.113cm">
          <draw:text-box>
            <text:p>13</text:p>
          </draw:text-box>
        </draw:frame>
        <draw:frame draw:style-name="gr18" draw:text-style-name="P7" draw:layer="layout" svg:width="1.205cm" svg:height="0.962cm" svg:x="18.204cm" svg:y="8.713cm">
          <draw:text-box>
            <text:p>14</text:p>
          </draw:text-box>
        </draw:frame>
        <draw:frame draw:style-name="gr18" draw:text-style-name="P7" draw:layer="layout" svg:width="1.205cm" svg:height="0.962cm" svg:x="18.205cm" svg:y="11.513cm">
          <draw:text-box>
            <text:p>17</text:p>
          </draw:text-box>
        </draw:frame>
        <draw:frame draw:style-name="gr18" draw:text-style-name="P7" draw:layer="layout" svg:width="1.205cm" svg:height="0.962cm" svg:x="18.206cm" svg:y="14.113cm">
          <draw:text-box>
            <text:p>18</text:p>
          </draw:text-box>
        </draw:frame>
        <draw:frame draw:style-name="gr27" draw:text-style-name="P20" draw:layer="layout" svg:width="5.849cm" svg:height="0.806cm" svg:x="21.2cm" svg:y="-0.202cm">
          <draw:text-box>
            <text:p><text:span text:style-name="T26">First iteration numbering</text:span></text:p>
          </draw:text-box>
        </draw:frame>
        <draw:frame draw:style-name="gr28" draw:text-style-name="P20" draw:layer="layout" svg:width="0.714cm" svg:height="0.962cm" svg:x="7.601cm" svg:y="1.113cm">
          <draw:text-box>
            <text:p><text:span text:style-name="T27">-</text:span></text:p>
          </draw:text-box>
        </draw:frame>
        <draw:frame draw:style-name="gr12" draw:text-style-name="P20" draw:layer="layout" svg:width="0.853cm" svg:height="0.962cm" svg:x="7.602cm" svg:y="3.813cm">
          <draw:text-box>
            <text:p><text:span text:style-name="T27">1</text:span></text:p>
          </draw:text-box>
        </draw:frame>
        <draw:frame draw:style-name="gr12" draw:text-style-name="P20" draw:layer="layout" svg:width="0.853cm" svg:height="0.962cm" svg:x="7.603cm" svg:y="6.213cm">
          <draw:text-box>
            <text:p><text:span text:style-name="T27">2</text:span></text:p>
          </draw:text-box>
        </draw:frame>
        <draw:frame draw:style-name="gr12" draw:text-style-name="P20" draw:layer="layout" svg:width="0.853cm" svg:height="0.962cm" svg:x="7.604cm" svg:y="8.913cm">
          <draw:text-box>
            <text:p><text:span text:style-name="T27">5</text:span></text:p>
          </draw:text-box>
        </draw:frame>
        <draw:frame draw:style-name="gr12" draw:text-style-name="P21" draw:layer="layout" svg:width="0.853cm" svg:height="0.962cm" svg:x="7.605cm" svg:y="11.413cm">
          <draw:text-box>
            <text:p><text:span text:style-name="T28">6</text:span></text:p>
          </draw:text-box>
        </draw:frame>
        <draw:frame draw:style-name="gr12" draw:text-style-name="P21" draw:layer="layout" svg:width="0.853cm" svg:height="0.962cm" svg:x="7.606cm" svg:y="13.913cm">
          <draw:text-box>
            <text:p><text:span text:style-name="T28">4</text:span></text:p>
          </draw:text-box>
        </draw:frame>
        <draw:frame draw:style-name="gr28" draw:text-style-name="P20" draw:layer="layout" svg:width="0.714cm" svg:height="0.962cm" svg:x="16.301cm" svg:y="1.113cm">
          <draw:text-box>
            <text:p><text:span text:style-name="T27">-</text:span></text:p>
          </draw:text-box>
        </draw:frame>
        <draw:frame draw:style-name="gr18" draw:text-style-name="P20" draw:layer="layout" svg:width="1.205cm" svg:height="0.962cm" svg:x="16.201cm" svg:y="3.713cm">
          <draw:text-box>
            <text:p><text:span text:style-name="T27">15</text:span></text:p>
          </draw:text-box>
        </draw:frame>
        <draw:frame draw:style-name="gr18" draw:text-style-name="P20" draw:layer="layout" svg:width="1.205cm" svg:height="0.962cm" svg:x="16.202cm" svg:y="6.213cm">
          <draw:text-box>
            <text:p><text:span text:style-name="T27">13</text:span></text:p>
          </draw:text-box>
        </draw:frame>
        <draw:frame draw:style-name="gr18" draw:text-style-name="P20" draw:layer="layout" svg:width="1.205cm" svg:height="0.962cm" svg:x="16.203cm" svg:y="8.613cm">
          <draw:text-box>
            <text:p><text:span text:style-name="T27">14</text:span></text:p>
          </draw:text-box>
        </draw:frame>
        <draw:frame draw:style-name="gr12" draw:text-style-name="P20" draw:layer="layout" svg:width="0.853cm" svg:height="0.962cm" svg:x="16.404cm" svg:y="11.413cm">
          <draw:text-box>
            <text:p><text:span text:style-name="T27">8</text:span></text:p>
          </draw:text-box>
        </draw:frame>
        <draw:frame draw:style-name="gr12" draw:text-style-name="P20" draw:layer="layout" svg:width="0.853cm" svg:height="0.962cm" svg:x="16.405cm" svg:y="13.913cm">
          <draw:text-box>
            <text:p><text:span text:style-name="T27">7</text:span></text:p>
          </draw:text-box>
        </draw:frame>
        <draw:frame draw:style-name="gr28" draw:text-style-name="P20" draw:layer="layout" svg:width="0.714cm" svg:height="0.962cm" svg:x="25.601cm" svg:y="1.113cm">
          <draw:text-box>
            <text:p><text:span text:style-name="T27">-</text:span></text:p>
          </draw:text-box>
        </draw:frame>
        <draw:frame draw:style-name="gr12" draw:text-style-name="P20" draw:layer="layout" svg:width="0.853cm" svg:height="0.962cm" svg:x="25.601cm" svg:y="3.813cm">
          <draw:text-box>
            <text:p><text:span text:style-name="T27">9</text:span></text:p>
          </draw:text-box>
        </draw:frame>
        <draw:frame draw:style-name="gr20" draw:text-style-name="P20" draw:layer="layout" svg:width="1.158cm" svg:height="0.962cm" svg:x="25.302cm" svg:y="6.113cm">
          <draw:text-box>
            <text:p><text:span text:style-name="T27">11</text:span></text:p>
          </draw:text-box>
        </draw:frame>
        <draw:frame draw:style-name="gr18" draw:text-style-name="P20" draw:layer="layout" svg:width="1.205cm" svg:height="0.962cm" svg:x="25.302cm" svg:y="8.813cm">
          <draw:text-box>
            <text:p><text:span text:style-name="T27">10</text:span></text:p>
          </draw:text-box>
        </draw:frame>
        <draw:frame draw:style-name="gr28" draw:text-style-name="P20" draw:layer="layout" svg:width="0.714cm" svg:height="0.962cm" svg:x="25.603cm" svg:y="11.513cm">
          <draw:text-box>
            <text:p><text:span text:style-name="T27">-</text:span></text:p>
          </draw:text-box>
        </draw:frame>
        <draw:frame draw:style-name="gr18" draw:text-style-name="P20" draw:layer="layout" svg:width="1.205cm" svg:height="0.962cm" svg:x="25.203cm" svg:y="14.113cm">
          <draw:text-box>
            <text:p><text:span text:style-name="T27">1a</text:span></text:p>
          </draw:text-box>
        </draw:frame>
        <draw:frame draw:style-name="gr19" draw:text-style-name="P7" draw:layer="layout" svg:width="10.378cm" svg:height="0.806cm" svg:x="0cm" svg:y="-0.202cm">
          <draw:text-box>
            <text:p><text:span text:style-name="T23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29" draw:text-style-name="P20" draw:layer="layout" svg:width="1.556cm" svg:height="1.673cm" svg:x="16.205cm" svg:y="14.113cm">
          <draw:text-box>
            <text:p><text:span text:style-name="T27">16a</text:span></text:p>
          </draw:text-box>
        </draw:frame>
        <draw:frame draw:style-name="gr12" draw:text-style-name="P7" draw:layer="layout" svg:width="0.853cm" svg:height="0.962cm" svg:x="0.4cm" svg:y="1.013cm">
          <draw:text-box>
            <text:p>1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1.875cm" svg:x2="8.3cm" svg:y2="1.875cm">
          <text:p/>
        </draw:line>
        <draw:line draw:style-name="gr8" draw:text-style-name="P14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3.65cm" svg:x2="8.4cm" svg:y2="3.65cm">
          <text:p/>
        </draw:line>
        <draw:line draw:style-name="gr6" draw:text-style-name="P14" draw:layer="layout" svg:x1="1.2cm" svg:y1="3.65cm" svg:x2="1.2cm" svg:y2="4.05cm">
          <text:p/>
        </draw:line>
        <draw:line draw:style-name="gr7" draw:text-style-name="P14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1.326cm" svg:x2="8.4cm" svg:y2="11.326cm">
          <text:p/>
        </draw:line>
        <draw:line draw:style-name="gr6" draw:text-style-name="P14" draw:layer="layout" svg:x1="1.2cm" svg:y1="11.326cm" svg:x2="1.2cm" svg:y2="11.726cm">
          <text:p/>
        </draw:line>
        <draw:line draw:style-name="gr7" draw:text-style-name="P14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3.226cm" svg:x2="8.4cm" svg:y2="13.226cm">
          <text:p/>
        </draw:line>
        <draw:line draw:style-name="gr6" draw:text-style-name="P14" draw:layer="layout" svg:x1="1.2cm" svg:y1="13.226cm" svg:x2="1.2cm" svg:y2="13.626cm">
          <text:p/>
        </draw:line>
        <draw:line draw:style-name="gr7" draw:text-style-name="P14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925cm" svg:x2="8.5cm" svg:y2="14.925cm">
          <text:p/>
        </draw:line>
        <draw:line draw:style-name="gr6" draw:text-style-name="P14" draw:layer="layout" svg:x1="1.3cm" svg:y1="14.925cm" svg:x2="1.3cm" svg:y2="15.325cm">
          <text:p/>
        </draw:line>
        <draw:line draw:style-name="gr7" draw:text-style-name="P14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.925cm" svg:x2="17.2cm" svg:y2="1.925cm">
          <text:p/>
        </draw:line>
        <draw:line draw:style-name="gr8" draw:text-style-name="P14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3.625cm" svg:x2="17.2cm" svg:y2="3.625cm">
          <text:p/>
        </draw:line>
        <draw:line draw:style-name="gr6" draw:text-style-name="P14" draw:layer="layout" svg:x1="11.2cm" svg:y1="3.625cm" svg:x2="11.2cm" svg:y2="4.025cm">
          <text:p/>
        </draw:line>
        <draw:line draw:style-name="gr7" draw:text-style-name="P14" draw:layer="layout" svg:x1="13.8cm" svg:y1="3.625cm" svg:x2="13.8cm" svg:y2="4.025cm">
          <text:p/>
        </draw:line>
        <draw:line draw:style-name="gr5" draw:text-style-name="P14" draw:layer="layout" svg:x1="9.2cm" svg:y1="7.4cm" svg:x2="17.2cm" svg:y2="7.4cm">
          <text:p/>
        </draw:line>
        <draw:line draw:style-name="gr6" draw:text-style-name="P14" draw:layer="layout" svg:x1="11.2cm" svg:y1="7.4cm" svg:x2="11.2cm" svg:y2="7.8cm">
          <text:p/>
        </draw:line>
        <draw:line draw:style-name="gr7" draw:text-style-name="P14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425cm" svg:x2="17.2cm" svg:y2="9.425cm">
          <text:p/>
        </draw:line>
        <draw:line draw:style-name="gr5" draw:text-style-name="P14" draw:layer="layout" svg:x1="11.2cm" svg:y1="9.425cm" svg:x2="11.2cm" svg:y2="9.825cm">
          <text:p/>
        </draw:line>
        <draw:line draw:style-name="gr7" draw:text-style-name="P14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.726cm" svg:x2="26.4cm" svg:y2="1.726cm">
          <text:p/>
        </draw:line>
        <draw:line draw:style-name="gr8" draw:text-style-name="P14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3.35cm" svg:x2="26.3cm" svg:y2="3.35cm">
          <text:p/>
        </draw:line>
        <draw:line draw:style-name="gr6" draw:text-style-name="P14" draw:layer="layout" svg:x1="21.2cm" svg:y1="3.35cm" svg:x2="21.2cm" svg:y2="3.75cm">
          <text:p/>
        </draw:line>
        <draw:line draw:style-name="gr7" draw:text-style-name="P14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6.625cm" svg:x2="26.5cm" svg:y2="6.625cm">
          <text:p/>
        </draw:line>
        <draw:line draw:style-name="gr6" draw:text-style-name="P14" draw:layer="layout" svg:x1="21.2cm" svg:y1="6.625cm" svg:x2="21.2cm" svg:y2="7.025cm">
          <text:p/>
        </draw:line>
        <draw:line draw:style-name="gr7" draw:text-style-name="P14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1.35cm" svg:x2="17.2cm" svg:y2="11.35cm">
          <text:p/>
        </draw:line>
        <draw:line draw:style-name="gr8" draw:text-style-name="P14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6" draw:text-style-name="P14" draw:layer="layout" svg:x1="16.6cm" svg:y1="14.925cm" svg:x2="16.6cm" svg:y2="15.325cm">
          <text:p/>
        </draw:line>
        <draw:line draw:style-name="gr7" draw:text-style-name="P14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176cm" svg:x2="26.4cm" svg:y2="15.176cm">
          <text:p/>
        </draw:line>
        <draw:line draw:style-name="gr7" draw:text-style-name="P14" draw:layer="layout" svg:x1="25.2cm" svg:y1="15.176cm" svg:x2="25.2cm" svg:y2="15.576cm">
          <text:p/>
        </draw:line>
        <draw:line draw:style-name="gr6" draw:text-style-name="P14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9.45cm" svg:x2="8.3cm" svg:y2="9.45cm">
          <text:p/>
        </draw:line>
        <draw:line draw:style-name="gr6" draw:text-style-name="P14" draw:layer="layout" svg:x1="2.3cm" svg:y1="9.45cm" svg:x2="2.3cm" svg:y2="9.85cm">
          <text:p/>
        </draw:line>
        <draw:line draw:style-name="gr7" draw:text-style-name="P14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0.075cm" svg:x2="26.4cm" svg:y2="10.075cm">
          <text:p/>
        </draw:line>
        <draw:line draw:style-name="gr7" draw:text-style-name="P14" draw:layer="layout" svg:x1="25.2cm" svg:y1="10.075cm" svg:x2="25.2cm" svg:y2="10.475cm">
          <text:p/>
        </draw:line>
        <draw:line draw:style-name="gr6" draw:text-style-name="P14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075cm" svg:x2="26.4cm" svg:y2="12.075cm">
          <text:p/>
        </draw:line>
        <draw:line draw:style-name="gr8" draw:text-style-name="P14" draw:layer="layout" svg:x1="25.2cm" svg:y1="12.075cm" svg:x2="25.2cm" svg:y2="12.475cm">
          <text:p/>
        </draw:line>
        <draw:custom-shape draw:style-name="gr13" draw:text-style-name="P15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53cm" svg:height="0.962cm" svg:x="0.401cm" svg:y="2.713cm">
          <draw:text-box>
            <text:p>2</text:p>
          </draw:text-box>
        </draw:frame>
        <draw:frame draw:style-name="gr12" draw:text-style-name="P7" draw:layer="layout" svg:width="0.853cm" svg:height="0.962cm" svg:x="0.402cm" svg:y="8.613cm">
          <draw:text-box>
            <text:p>5</text:p>
          </draw:text-box>
        </draw:frame>
        <draw:frame draw:style-name="gr12" draw:text-style-name="P7" draw:layer="layout" svg:width="0.853cm" svg:height="0.962cm" svg:x="0.403cm" svg:y="10.413cm">
          <draw:text-box>
            <text:p>6</text:p>
          </draw:text-box>
        </draw:frame>
        <draw:frame draw:style-name="gr12" draw:text-style-name="P7" draw:layer="layout" svg:width="0.853cm" svg:height="0.962cm" svg:x="0.404cm" svg:y="12.313cm">
          <draw:text-box>
            <text:p>7</text:p>
          </draw:text-box>
        </draw:frame>
        <draw:frame draw:style-name="gr12" draw:text-style-name="P7" draw:layer="layout" svg:width="0.853cm" svg:height="0.962cm" svg:x="0.405cm" svg:y="14.013cm">
          <draw:text-box>
            <text:p>8</text:p>
          </draw:text-box>
        </draw:frame>
        <draw:frame draw:style-name="gr12" draw:text-style-name="P7" draw:layer="layout" svg:width="0.853cm" svg:height="0.962cm" svg:x="9.201cm" svg:y="1.113cm">
          <draw:text-box>
            <text:p>9</text:p>
          </draw:text-box>
        </draw:frame>
        <draw:frame draw:style-name="gr18" draw:text-style-name="P7" draw:layer="layout" svg:width="1.205cm" svg:height="0.962cm" svg:x="9.202cm" svg:y="2.813cm">
          <draw:text-box>
            <text:p>10</text:p>
          </draw:text-box>
        </draw:frame>
        <draw:frame draw:style-name="gr18" draw:text-style-name="P7" draw:layer="layout" svg:width="1.205cm" svg:height="0.962cm" svg:x="9.003cm" svg:y="6.513cm">
          <draw:text-box>
            <text:p>12</text:p>
          </draw:text-box>
        </draw:frame>
        <draw:frame draw:style-name="gr18" draw:text-style-name="P7" draw:layer="layout" svg:width="1.205cm" svg:height="0.962cm" svg:x="8.904cm" svg:y="8.513cm">
          <draw:text-box>
            <text:p>13</text:p>
          </draw:text-box>
        </draw:frame>
        <draw:frame draw:style-name="gr18" draw:text-style-name="P7" draw:layer="layout" svg:width="1.205cm" svg:height="0.962cm" svg:x="8.905cm" svg:y="10.513cm">
          <draw:text-box>
            <text:p>20</text:p>
          </draw:text-box>
        </draw:frame>
        <draw:frame draw:style-name="gr18" draw:text-style-name="P7" draw:layer="layout" svg:width="1.205cm" svg:height="0.962cm" svg:x="8.905cm" svg:y="14.113cm">
          <draw:text-box>
            <text:p>22</text:p>
          </draw:text-box>
        </draw:frame>
        <draw:frame draw:style-name="gr18" draw:text-style-name="P7" draw:layer="layout" svg:width="1.205cm" svg:height="0.962cm" svg:x="18.202cm" svg:y="0.913cm">
          <draw:text-box>
            <text:p>14</text:p>
          </draw:text-box>
        </draw:frame>
        <draw:frame draw:style-name="gr18" draw:text-style-name="P7" draw:layer="layout" svg:width="1.205cm" svg:height="0.962cm" svg:x="18.202cm" svg:y="2.613cm">
          <draw:text-box>
            <text:p>15</text:p>
          </draw:text-box>
        </draw:frame>
        <draw:frame draw:style-name="gr18" draw:text-style-name="P7" draw:layer="layout" svg:width="1.205cm" svg:height="0.962cm" svg:x="18.203cm" svg:y="5.813cm">
          <draw:text-box>
            <text:p>17</text:p>
          </draw:text-box>
        </draw:frame>
        <draw:frame draw:style-name="gr18" draw:text-style-name="P7" draw:layer="layout" svg:width="1.205cm" svg:height="0.962cm" svg:x="18.204cm" svg:y="9.213cm">
          <draw:text-box>
            <text:p>19</text:p>
          </draw:text-box>
        </draw:frame>
        <draw:frame draw:style-name="gr18" draw:text-style-name="P7" draw:layer="layout" svg:width="1.205cm" svg:height="0.962cm" svg:x="18.205cm" svg:y="11.213cm">
          <draw:text-box>
            <text:p>23</text:p>
          </draw:text-box>
        </draw:frame>
        <draw:frame draw:style-name="gr18" draw:text-style-name="P7" draw:layer="layout" svg:width="1.205cm" svg:height="0.962cm" svg:x="18.206cm" svg:y="14.313cm">
          <draw:text-box>
            <text:p>25</text:p>
          </draw:text-box>
        </draw:frame>
        <draw:frame draw:style-name="gr30" draw:text-style-name="P20" draw:layer="layout" svg:width="6.564cm" svg:height="0.806cm" svg:x="20.4cm" svg:y="-0.202cm">
          <draw:text-box>
            <text:p><text:span text:style-name="T26">Second iteration numbering</text:span></text:p>
          </draw:text-box>
        </draw:frame>
        <draw:frame draw:style-name="gr12" draw:text-style-name="P20" draw:layer="layout" svg:width="0.853cm" svg:height="0.962cm" svg:x="7.601cm" svg:y="1.013cm">
          <draw:text-box>
            <text:p><text:span text:style-name="T27">1</text:span></text:p>
          </draw:text-box>
        </draw:frame>
        <draw:frame draw:style-name="gr12" draw:text-style-name="P20" draw:layer="layout" svg:width="0.853cm" svg:height="0.962cm" svg:x="7.602cm" svg:y="2.813cm">
          <draw:text-box>
            <text:p><text:span text:style-name="T27">2</text:span></text:p>
          </draw:text-box>
        </draw:frame>
        <draw:frame draw:style-name="gr31" draw:text-style-name="P20" draw:layer="layout" svg:width="1.205cm" svg:height="1.673cm" svg:x="7.603cm" svg:y="8.513cm">
          <draw:text-box>
            <text:p><text:span text:style-name="T27">3a</text:span></text:p>
          </draw:text-box>
        </draw:frame>
        <draw:frame draw:style-name="gr12" draw:text-style-name="P20" draw:layer="layout" svg:width="0.853cm" svg:height="0.962cm" svg:x="7.604cm" svg:y="10.413cm">
          <draw:text-box>
            <text:p><text:span text:style-name="T27">4</text:span></text:p>
          </draw:text-box>
        </draw:frame>
        <draw:frame draw:style-name="gr12" draw:text-style-name="P21" draw:layer="layout" svg:width="0.853cm" svg:height="0.962cm" svg:x="7.605cm" svg:y="12.313cm">
          <draw:text-box>
            <text:p><text:span text:style-name="T28">5</text:span></text:p>
          </draw:text-box>
        </draw:frame>
        <draw:frame draw:style-name="gr12" draw:text-style-name="P21" draw:layer="layout" svg:width="0.853cm" svg:height="0.962cm" svg:x="7.606cm" svg:y="14.013cm">
          <draw:text-box>
            <text:p><text:span text:style-name="T28">6</text:span></text:p>
          </draw:text-box>
        </draw:frame>
        <draw:frame draw:style-name="gr12" draw:text-style-name="P20" draw:layer="layout" svg:width="0.853cm" svg:height="0.962cm" svg:x="16.301cm" svg:y="1.113cm">
          <draw:text-box>
            <text:p><text:span text:style-name="T27">7</text:span></text:p>
          </draw:text-box>
        </draw:frame>
        <draw:frame draw:style-name="gr18" draw:text-style-name="P20" draw:layer="layout" svg:width="1.205cm" svg:height="0.962cm" svg:x="16.201cm" svg:y="2.813cm">
          <draw:text-box>
            <text:p><text:span text:style-name="T27">8</text:span></text:p>
          </draw:text-box>
        </draw:frame>
        <draw:frame draw:style-name="gr18" draw:text-style-name="P20" draw:layer="layout" svg:width="1.205cm" svg:height="0.962cm" svg:x="16.302cm" svg:y="6.513cm">
          <draw:text-box>
            <text:p><text:span text:style-name="T27">9</text:span></text:p>
          </draw:text-box>
        </draw:frame>
        <draw:frame draw:style-name="gr18" draw:text-style-name="P20" draw:layer="layout" svg:width="1.205cm" svg:height="0.962cm" svg:x="16.103cm" svg:y="8.513cm">
          <draw:text-box>
            <text:p><text:span text:style-name="T27">10</text:span></text:p>
          </draw:text-box>
        </draw:frame>
        <draw:frame draw:style-name="gr18" draw:text-style-name="P20" draw:layer="layout" svg:width="1.205cm" svg:height="0.962cm" svg:x="16.204cm" svg:y="10.513cm">
          <draw:text-box>
            <text:p><text:span text:style-name="T27">15</text:span></text:p>
          </draw:text-box>
        </draw:frame>
        <draw:frame draw:style-name="gr20" draw:text-style-name="P20" draw:layer="layout" svg:width="1.158cm" svg:height="0.962cm" svg:x="25.301cm" svg:y="0.913cm">
          <draw:text-box>
            <text:p><text:span text:style-name="T27">11</text:span></text:p>
          </draw:text-box>
        </draw:frame>
        <draw:frame draw:style-name="gr18" draw:text-style-name="P20" draw:layer="layout" svg:width="1.205cm" svg:height="0.962cm" svg:x="25.301cm" svg:y="2.513cm">
          <draw:text-box>
            <text:p><text:span text:style-name="T27">12</text:span></text:p>
          </draw:text-box>
        </draw:frame>
        <draw:frame draw:style-name="gr18" draw:text-style-name="P20" draw:layer="layout" svg:width="1.205cm" svg:height="0.962cm" svg:x="25.302cm" svg:y="5.813cm">
          <draw:text-box>
            <text:p><text:span text:style-name="T27">13</text:span></text:p>
          </draw:text-box>
        </draw:frame>
        <draw:frame draw:style-name="gr18" draw:text-style-name="P20" draw:layer="layout" svg:width="1.205cm" svg:height="0.962cm" svg:x="25.302cm" svg:y="9.213cm">
          <draw:text-box>
            <text:p><text:span text:style-name="T27">14</text:span></text:p>
          </draw:text-box>
        </draw:frame>
        <draw:frame draw:style-name="gr18" draw:text-style-name="P20" draw:layer="layout" svg:width="1.205cm" svg:height="0.962cm" svg:x="25.203cm" svg:y="11.213cm">
          <draw:text-box>
            <text:p><text:span text:style-name="T27">17</text:span></text:p>
          </draw:text-box>
        </draw:frame>
        <draw:frame draw:style-name="gr32" draw:text-style-name="P20" draw:layer="layout" svg:width="1.556cm" svg:height="0.962cm" svg:x="25.203cm" svg:y="14.313cm">
          <draw:text-box>
            <text:p><text:span text:style-name="T27">18a</text:span></text:p>
          </draw:text-box>
        </draw:frame>
        <draw:frame draw:style-name="gr19" draw:text-style-name="P7" draw:layer="layout" svg:width="10.378cm" svg:height="0.806cm" svg:x="5.1cm" svg:y="-0.102cm">
          <draw:text-box>
            <text:p><text:span text:style-name="T23">Numbering overlap types for third iter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76cm" svg:y1="5.475cm" svg:x2="8.376cm" svg:y2="5.475cm">
          <text:p/>
        </draw:line>
        <draw:line draw:style-name="gr7" draw:text-style-name="P14" draw:layer="layout" svg:x1="1.176cm" svg:y1="5.475cm" svg:x2="1.176cm" svg:y2="5.875cm">
          <text:p/>
        </draw:line>
        <draw:line draw:style-name="gr6" draw:text-style-name="P14" draw:layer="layout" svg:x1="1.876cm" svg:y1="5.475cm" svg:x2="1.876cm" svg:y2="5.875cm">
          <text:p/>
        </draw:line>
        <draw:frame draw:style-name="gr12" draw:text-style-name="P7" draw:layer="layout" svg:width="0.853cm" svg:height="0.962cm" svg:x="0.377cm" svg:y="4.638cm">
          <draw:text-box>
            <text:p>3</text:p>
          </draw:text-box>
        </draw:frame>
        <draw:frame draw:style-name="gr33" draw:text-style-name="P20" draw:layer="layout" svg:width="1.222cm" svg:height="1.673cm" svg:x="7.578cm" svg:y="4.638cm">
          <draw:text-box>
            <text:p><text:span text:style-name="T27">2a</text:span>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275cm" svg:y1="7.375cm" svg:x2="8.275cm" svg:y2="7.375cm">
          <text:p/>
        </draw:line>
        <draw:line draw:style-name="gr7" draw:text-style-name="P14" draw:layer="layout" svg:x1="2.275cm" svg:y1="7.375cm" svg:x2="2.275cm" svg:y2="7.775cm">
          <text:p/>
        </draw:line>
        <draw:line draw:style-name="gr6" draw:text-style-name="P14" draw:layer="layout" svg:x1="1.175cm" svg:y1="7.375cm" svg:x2="1.175cm" svg:y2="7.775cm">
          <text:p/>
        </draw:line>
        <draw:frame draw:style-name="gr12" draw:text-style-name="P7" draw:layer="layout" svg:width="0.853cm" svg:height="0.962cm" svg:x="0.377cm" svg:y="6.538cm">
          <draw:text-box>
            <text:p>4</text:p>
          </draw:text-box>
        </draw:frame>
        <draw:frame draw:style-name="gr12" draw:text-style-name="P20" draw:layer="layout" svg:width="0.853cm" svg:height="0.962cm" svg:x="7.578cm" svg:y="6.538cm">
          <draw:text-box>
            <text:p><text:span text:style-name="T27">3</text:span>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75cm" svg:y1="5.45cm" svg:x2="17.175cm" svg:y2="5.45cm">
          <text:p/>
        </draw:line>
        <draw:line draw:style-name="gr7" draw:text-style-name="P14" draw:layer="layout" svg:x1="11.175cm" svg:y1="5.45cm" svg:x2="11.175cm" svg:y2="5.85cm">
          <text:p/>
        </draw:line>
        <draw:line draw:style-name="gr6" draw:text-style-name="P14" draw:layer="layout" svg:x1="13.775cm" svg:y1="5.45cm" svg:x2="13.775cm" svg:y2="5.85cm">
          <text:p/>
        </draw:line>
        <draw:frame draw:style-name="gr20" draw:text-style-name="P7" draw:layer="layout" svg:width="1.158cm" svg:height="0.962cm" svg:x="9.177cm" svg:y="4.638cm">
          <draw:text-box>
            <text:p>11</text:p>
          </draw:text-box>
        </draw:frame>
        <draw:frame draw:style-name="gr18" draw:text-style-name="P20" draw:layer="layout" svg:width="1.205cm" svg:height="0.962cm" svg:x="16.176cm" svg:y="4.638cm">
          <draw:text-box>
            <text:p><text:span text:style-name="T27">8a</text:span>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01cm" svg:y1="13.151cm" svg:x2="17.101cm" svg:y2="13.151cm">
          <text:p/>
        </draw:line>
        <draw:line draw:style-name="gr7" draw:text-style-name="P14" draw:layer="layout" svg:x1="16.601cm" svg:y1="13.151cm" svg:x2="16.601cm" svg:y2="13.551cm">
          <text:p/>
        </draw:line>
        <draw:line draw:style-name="gr6" draw:text-style-name="P14" draw:layer="layout" svg:x1="15.101cm" svg:y1="13.151cm" svg:x2="15.101cm" svg:y2="13.551cm">
          <text:p/>
        </draw:line>
        <draw:frame draw:style-name="gr18" draw:text-style-name="P7" draw:layer="layout" svg:width="1.205cm" svg:height="0.962cm" svg:x="8.906cm" svg:y="12.339cm">
          <draw:text-box>
            <text:p>21</text:p>
          </draw:text-box>
        </draw:frame>
        <draw:frame draw:style-name="gr18" draw:text-style-name="P20" draw:layer="layout" svg:width="1.205cm" svg:height="0.962cm" svg:x="16.206cm" svg:y="12.339cm">
          <draw:text-box>
            <text:p><text:span text:style-name="T27">16</text:span>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5.075cm" svg:x2="26.3cm" svg:y2="5.075cm">
          <text:p/>
        </draw:line>
        <draw:line draw:style-name="gr7" draw:text-style-name="P14" draw:layer="layout" svg:x1="21.2cm" svg:y1="5.075cm" svg:x2="21.2cm" svg:y2="5.475cm">
          <text:p/>
        </draw:line>
        <draw:line draw:style-name="gr6" draw:text-style-name="P14" draw:layer="layout" svg:x1="23cm" svg:y1="5.075cm" svg:x2="23cm" svg:y2="5.475cm">
          <text:p/>
        </draw:line>
        <draw:frame draw:style-name="gr18" draw:text-style-name="P7" draw:layer="layout" svg:width="1.205cm" svg:height="0.962cm" svg:x="18.202cm" svg:y="4.238cm">
          <draw:text-box>
            <text:p>16</text:p>
          </draw:text-box>
        </draw:frame>
        <draw:frame draw:style-name="gr29" draw:text-style-name="P20" draw:layer="layout" svg:width="1.556cm" svg:height="1.673cm" svg:x="25.201cm" svg:y="4.238cm">
          <draw:text-box>
            <text:p><text:span text:style-name="T27">12a</text:span>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21cm" svg:y1="13.701cm" svg:x2="26.421cm" svg:y2="13.701cm">
          <text:p/>
        </draw:line>
        <draw:line draw:style-name="gr6" draw:text-style-name="P14" draw:layer="layout" svg:x1="25.221cm" svg:y1="13.701cm" svg:x2="25.221cm" svg:y2="14.101cm">
          <text:p/>
        </draw:line>
        <draw:line draw:style-name="gr7" draw:text-style-name="P14" draw:layer="layout" svg:x1="26.121cm" svg:y1="13.701cm" svg:x2="26.121cm" svg:y2="14.101cm">
          <text:p/>
        </draw:line>
        <draw:frame draw:style-name="gr18" draw:text-style-name="P7" draw:layer="layout" svg:width="1.205cm" svg:height="0.962cm" svg:x="18.227cm" svg:y="12.838cm">
          <draw:text-box>
            <text:p>24</text:p>
          </draw:text-box>
        </draw:frame>
        <draw:frame draw:style-name="gr18" draw:text-style-name="P20" draw:layer="layout" svg:width="1.205cm" svg:height="0.962cm" svg:x="25.224cm" svg:y="12.838cm">
          <draw:text-box>
            <text:p><text:span text:style-name="T27">18</text:span></text:p>
          </draw:text-box>
        </draw:frame>
        <draw:line draw:style-name="gr5" draw:text-style-name="P14" draw:layer="layout" svg:x1="18.522cm" svg:y1="8.451cm" svg:x2="26.522cm" svg:y2="8.451cm">
          <text:p/>
        </draw:line>
        <draw:line draw:style-name="gr7" draw:text-style-name="P14" draw:layer="layout" svg:x1="21.222cm" svg:y1="8.451cm" svg:x2="21.222cm" svg:y2="8.851cm">
          <text:p/>
        </draw:line>
        <draw:line draw:style-name="gr6" draw:text-style-name="P14" draw:layer="layout" svg:x1="24.522cm" svg:y1="8.451cm" svg:x2="24.522cm" svg:y2="8.851cm">
          <text:p/>
        </draw:line>
        <draw:frame draw:style-name="gr18" draw:text-style-name="P7" draw:layer="layout" svg:width="1.205cm" svg:height="0.962cm" svg:x="18.225cm" svg:y="7.539cm">
          <draw:text-box>
            <text:p>18</text:p>
          </draw:text-box>
        </draw:frame>
        <draw:frame draw:style-name="gr29" draw:text-style-name="P20" draw:layer="layout" svg:width="1.556cm" svg:height="1.673cm" svg:x="25.324cm" svg:y="7.539cm">
          <draw:text-box>
            <text:p><text:span text:style-name="T27">13a</text:span></text:p>
          </draw:text-box>
        </draw:frame>
        <draw:frame draw:style-name="gr21" draw:text-style-name="P17" draw:layer="layout" svg:width="2.5cm" svg:height="1.427cm" svg:x="3.1cm" svg:y="11.573cm">
          <draw:text-box>
            <text:p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7.402cm">
          <draw:text-box>
            <text:p><text:span text:style-name="T24">Vs</text:span><text:span text:style-name="T25"> = Rs</text:span></text:p>
          </draw:text-box>
        </draw:frame>
        <draw:frame draw:style-name="gr21" draw:text-style-name="P17" draw:layer="layout" svg:width="2.5cm" svg:height="1.427cm" svg:x="11.9cm" svg:y="11.573cm">
          <draw:text-box>
            <text:p><text:span text:style-name="T24">Vs</text:span><text:span text:style-name="T25"> = Re</text:span></text:p>
          </draw:text-box>
        </draw:frame>
        <draw:frame draw:style-name="gr21" draw:text-style-name="P17" draw:layer="layout" svg:width="4.2cm" svg:height="1.427cm" svg:x="21.5cm" svg:y="6.802cm">
          <draw:text-box>
            <text:p><text:span text:style-name="T24">Vs</text:span><text:span text:style-name="T25"> &gt; Rs</text:span></text:p>
          </draw:text-box>
        </draw:frame>
        <draw:frame draw:style-name="gr21" draw:text-style-name="P17" draw:layer="layout" svg:width="2.5cm" svg:height="1.427cm" svg:x="21.1cm" svg:y="12.004cm">
          <draw:text-box>
            <text:p><text:span text:style-name="T24">Vs</text:span><text:span text:style-name="T25"> &gt; 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12" draw:text-style-name="P7" draw:layer="layout" svg:width="0.853cm" svg:height="0.962cm" svg:x="0.4cm" svg:y="1.013cm">
          <draw:text-box>
            <text:p>1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1.875cm" svg:x2="8.3cm" svg:y2="1.875cm">
          <text:p/>
        </draw:line>
        <draw:line draw:style-name="gr8" draw:text-style-name="P14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3.65cm" svg:x2="8.4cm" svg:y2="3.65cm">
          <text:p/>
        </draw:line>
        <draw:line draw:style-name="gr6" draw:text-style-name="P14" draw:layer="layout" svg:x1="1.2cm" svg:y1="3.65cm" svg:x2="1.2cm" svg:y2="4.05cm">
          <text:p/>
        </draw:line>
        <draw:line draw:style-name="gr7" draw:text-style-name="P14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1.326cm" svg:x2="8.4cm" svg:y2="11.326cm">
          <text:p/>
        </draw:line>
        <draw:line draw:style-name="gr6" draw:text-style-name="P14" draw:layer="layout" svg:x1="1.2cm" svg:y1="11.326cm" svg:x2="1.2cm" svg:y2="11.726cm">
          <text:p/>
        </draw:line>
        <draw:line draw:style-name="gr7" draw:text-style-name="P14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4cm" svg:y1="13.226cm" svg:x2="8.4cm" svg:y2="13.226cm">
          <text:p/>
        </draw:line>
        <draw:line draw:style-name="gr6" draw:text-style-name="P14" draw:layer="layout" svg:x1="1.2cm" svg:y1="13.226cm" svg:x2="1.2cm" svg:y2="13.626cm">
          <text:p/>
        </draw:line>
        <draw:line draw:style-name="gr7" draw:text-style-name="P14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5cm" svg:y1="14.925cm" svg:x2="8.5cm" svg:y2="14.925cm">
          <text:p/>
        </draw:line>
        <draw:line draw:style-name="gr6" draw:text-style-name="P14" draw:layer="layout" svg:x1="1.3cm" svg:y1="14.925cm" svg:x2="1.3cm" svg:y2="15.325cm">
          <text:p/>
        </draw:line>
        <draw:line draw:style-name="gr7" draw:text-style-name="P14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.925cm" svg:x2="17.2cm" svg:y2="1.925cm">
          <text:p/>
        </draw:line>
        <draw:line draw:style-name="gr8" draw:text-style-name="P14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3.625cm" svg:x2="17.2cm" svg:y2="3.625cm">
          <text:p/>
        </draw:line>
        <draw:line draw:style-name="gr6" draw:text-style-name="P14" draw:layer="layout" svg:x1="11.2cm" svg:y1="3.625cm" svg:x2="11.2cm" svg:y2="4.025cm">
          <text:p/>
        </draw:line>
        <draw:line draw:style-name="gr7" draw:text-style-name="P14" draw:layer="layout" svg:x1="13.8cm" svg:y1="3.625cm" svg:x2="13.8cm" svg:y2="4.025cm">
          <text:p/>
        </draw:line>
        <draw:line draw:style-name="gr5" draw:text-style-name="P14" draw:layer="layout" svg:x1="9.2cm" svg:y1="7.4cm" svg:x2="17.2cm" svg:y2="7.4cm">
          <text:p/>
        </draw:line>
        <draw:line draw:style-name="gr6" draw:text-style-name="P14" draw:layer="layout" svg:x1="11.2cm" svg:y1="7.4cm" svg:x2="11.2cm" svg:y2="7.8cm">
          <text:p/>
        </draw:line>
        <draw:line draw:style-name="gr7" draw:text-style-name="P14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9.425cm" svg:x2="17.2cm" svg:y2="9.425cm">
          <text:p/>
        </draw:line>
        <draw:line draw:style-name="gr5" draw:text-style-name="P14" draw:layer="layout" svg:x1="11.2cm" svg:y1="9.425cm" svg:x2="11.2cm" svg:y2="9.825cm">
          <text:p/>
        </draw:line>
        <draw:line draw:style-name="gr7" draw:text-style-name="P14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.726cm" svg:x2="26.4cm" svg:y2="1.726cm">
          <text:p/>
        </draw:line>
        <draw:line draw:style-name="gr8" draw:text-style-name="P14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3.35cm" svg:x2="26.3cm" svg:y2="3.35cm">
          <text:p/>
        </draw:line>
        <draw:line draw:style-name="gr6" draw:text-style-name="P14" draw:layer="layout" svg:x1="21.2cm" svg:y1="3.35cm" svg:x2="21.2cm" svg:y2="3.75cm">
          <text:p/>
        </draw:line>
        <draw:line draw:style-name="gr7" draw:text-style-name="P14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5cm" svg:y1="6.625cm" svg:x2="26.5cm" svg:y2="6.625cm">
          <text:p/>
        </draw:line>
        <draw:line draw:style-name="gr6" draw:text-style-name="P14" draw:layer="layout" svg:x1="21.2cm" svg:y1="6.625cm" svg:x2="21.2cm" svg:y2="7.025cm">
          <text:p/>
        </draw:line>
        <draw:line draw:style-name="gr7" draw:text-style-name="P14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2cm" svg:y1="11.35cm" svg:x2="17.2cm" svg:y2="11.35cm">
          <text:p/>
        </draw:line>
        <draw:line draw:style-name="gr8" draw:text-style-name="P14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cm" svg:y1="14.925cm" svg:x2="17.1cm" svg:y2="14.925cm">
          <text:p/>
        </draw:line>
        <draw:line draw:style-name="gr6" draw:text-style-name="P14" draw:layer="layout" svg:x1="16.6cm" svg:y1="14.925cm" svg:x2="16.6cm" svg:y2="15.325cm">
          <text:p/>
        </draw:line>
        <draw:line draw:style-name="gr7" draw:text-style-name="P14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5.176cm" svg:x2="26.4cm" svg:y2="15.176cm">
          <text:p/>
        </draw:line>
        <draw:line draw:style-name="gr7" draw:text-style-name="P14" draw:layer="layout" svg:x1="25.2cm" svg:y1="15.176cm" svg:x2="25.2cm" svg:y2="15.576cm">
          <text:p/>
        </draw:line>
        <draw:line draw:style-name="gr6" draw:text-style-name="P14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cm" svg:y1="9.45cm" svg:x2="8.3cm" svg:y2="9.45cm">
          <text:p/>
        </draw:line>
        <draw:line draw:style-name="gr6" draw:text-style-name="P14" draw:layer="layout" svg:x1="2.3cm" svg:y1="9.45cm" svg:x2="2.3cm" svg:y2="9.85cm">
          <text:p/>
        </draw:line>
        <draw:line draw:style-name="gr7" draw:text-style-name="P14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0.075cm" svg:x2="26.4cm" svg:y2="10.075cm">
          <text:p/>
        </draw:line>
        <draw:line draw:style-name="gr7" draw:text-style-name="P14" draw:layer="layout" svg:x1="25.2cm" svg:y1="10.075cm" svg:x2="25.2cm" svg:y2="10.475cm">
          <text:p/>
        </draw:line>
        <draw:line draw:style-name="gr6" draw:text-style-name="P14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cm" svg:y1="12.075cm" svg:x2="26.4cm" svg:y2="12.075cm">
          <text:p/>
        </draw:line>
        <draw:line draw:style-name="gr8" draw:text-style-name="P14" draw:layer="layout" svg:x1="25.2cm" svg:y1="12.075cm" svg:x2="25.2cm" svg:y2="12.475cm">
          <text:p/>
        </draw:line>
        <draw:custom-shape draw:style-name="gr13" draw:text-style-name="P15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53cm" svg:height="0.962cm" svg:x="0.401cm" svg:y="2.713cm">
          <draw:text-box>
            <text:p>2</text:p>
          </draw:text-box>
        </draw:frame>
        <draw:frame draw:style-name="gr12" draw:text-style-name="P7" draw:layer="layout" svg:width="0.853cm" svg:height="0.962cm" svg:x="0.402cm" svg:y="8.613cm">
          <draw:text-box>
            <text:p>5</text:p>
          </draw:text-box>
        </draw:frame>
        <draw:frame draw:style-name="gr12" draw:text-style-name="P7" draw:layer="layout" svg:width="0.853cm" svg:height="0.962cm" svg:x="0.403cm" svg:y="10.413cm">
          <draw:text-box>
            <text:p>6</text:p>
          </draw:text-box>
        </draw:frame>
        <draw:frame draw:style-name="gr12" draw:text-style-name="P7" draw:layer="layout" svg:width="0.853cm" svg:height="0.962cm" svg:x="0.404cm" svg:y="12.313cm">
          <draw:text-box>
            <text:p>7</text:p>
          </draw:text-box>
        </draw:frame>
        <draw:frame draw:style-name="gr12" draw:text-style-name="P7" draw:layer="layout" svg:width="0.853cm" svg:height="0.962cm" svg:x="0.405cm" svg:y="14.013cm">
          <draw:text-box>
            <text:p>8</text:p>
          </draw:text-box>
        </draw:frame>
        <draw:frame draw:style-name="gr12" draw:text-style-name="P7" draw:layer="layout" svg:width="0.853cm" svg:height="0.962cm" svg:x="9.201cm" svg:y="1.113cm">
          <draw:text-box>
            <text:p>9</text:p>
          </draw:text-box>
        </draw:frame>
        <draw:frame draw:style-name="gr18" draw:text-style-name="P7" draw:layer="layout" svg:width="1.205cm" svg:height="0.962cm" svg:x="9.202cm" svg:y="2.813cm">
          <draw:text-box>
            <text:p>10</text:p>
          </draw:text-box>
        </draw:frame>
        <draw:frame draw:style-name="gr18" draw:text-style-name="P7" draw:layer="layout" svg:width="1.205cm" svg:height="0.962cm" svg:x="9.003cm" svg:y="6.513cm">
          <draw:text-box>
            <text:p>12</text:p>
          </draw:text-box>
        </draw:frame>
        <draw:frame draw:style-name="gr18" draw:text-style-name="P7" draw:layer="layout" svg:width="1.205cm" svg:height="0.962cm" svg:x="8.904cm" svg:y="8.513cm">
          <draw:text-box>
            <text:p>13</text:p>
          </draw:text-box>
        </draw:frame>
        <draw:frame draw:style-name="gr18" draw:text-style-name="P7" draw:layer="layout" svg:width="1.205cm" svg:height="0.962cm" svg:x="8.905cm" svg:y="10.513cm">
          <draw:text-box>
            <text:p>20</text:p>
          </draw:text-box>
        </draw:frame>
        <draw:frame draw:style-name="gr18" draw:text-style-name="P7" draw:layer="layout" svg:width="1.205cm" svg:height="0.962cm" svg:x="8.905cm" svg:y="14.113cm">
          <draw:text-box>
            <text:p>22</text:p>
          </draw:text-box>
        </draw:frame>
        <draw:frame draw:style-name="gr18" draw:text-style-name="P7" draw:layer="layout" svg:width="1.205cm" svg:height="0.962cm" svg:x="18.202cm" svg:y="0.913cm">
          <draw:text-box>
            <text:p>14</text:p>
          </draw:text-box>
        </draw:frame>
        <draw:frame draw:style-name="gr18" draw:text-style-name="P7" draw:layer="layout" svg:width="1.205cm" svg:height="0.962cm" svg:x="18.202cm" svg:y="2.613cm">
          <draw:text-box>
            <text:p>15</text:p>
          </draw:text-box>
        </draw:frame>
        <draw:frame draw:style-name="gr18" draw:text-style-name="P7" draw:layer="layout" svg:width="1.205cm" svg:height="0.962cm" svg:x="18.203cm" svg:y="5.813cm">
          <draw:text-box>
            <text:p>17</text:p>
          </draw:text-box>
        </draw:frame>
        <draw:frame draw:style-name="gr18" draw:text-style-name="P7" draw:layer="layout" svg:width="1.205cm" svg:height="0.962cm" svg:x="18.204cm" svg:y="9.213cm">
          <draw:text-box>
            <text:p>19</text:p>
          </draw:text-box>
        </draw:frame>
        <draw:frame draw:style-name="gr18" draw:text-style-name="P7" draw:layer="layout" svg:width="1.205cm" svg:height="0.962cm" svg:x="18.205cm" svg:y="11.213cm">
          <draw:text-box>
            <text:p>23</text:p>
          </draw:text-box>
        </draw:frame>
        <draw:frame draw:style-name="gr18" draw:text-style-name="P7" draw:layer="layout" svg:width="1.205cm" svg:height="0.962cm" svg:x="18.206cm" svg:y="14.313cm">
          <draw:text-box>
            <text:p>25</text:p>
          </draw:text-box>
        </draw:frame>
        <draw:frame draw:style-name="gr19" draw:text-style-name="P7" draw:layer="layout" svg:width="13.405cm" svg:height="0.806cm" svg:x="6cm" svg:y="-0.102cm">
          <draw:text-box>
            <text:p><text:span text:style-name="T23">Numbering of overlap types implemented in the applic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376cm" svg:y1="5.475cm" svg:x2="8.376cm" svg:y2="5.475cm">
          <text:p/>
        </draw:line>
        <draw:line draw:style-name="gr7" draw:text-style-name="P14" draw:layer="layout" svg:x1="1.176cm" svg:y1="5.475cm" svg:x2="1.176cm" svg:y2="5.875cm">
          <text:p/>
        </draw:line>
        <draw:line draw:style-name="gr6" draw:text-style-name="P14" draw:layer="layout" svg:x1="1.876cm" svg:y1="5.475cm" svg:x2="1.876cm" svg:y2="5.875cm">
          <text:p/>
        </draw:line>
        <draw:frame draw:style-name="gr12" draw:text-style-name="P7" draw:layer="layout" svg:width="0.853cm" svg:height="0.962cm" svg:x="0.377cm" svg:y="4.638cm">
          <draw:text-box>
            <text:p>3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0.275cm" svg:y1="7.375cm" svg:x2="8.275cm" svg:y2="7.375cm">
          <text:p/>
        </draw:line>
        <draw:line draw:style-name="gr7" draw:text-style-name="P14" draw:layer="layout" svg:x1="2.275cm" svg:y1="7.375cm" svg:x2="2.275cm" svg:y2="7.775cm">
          <text:p/>
        </draw:line>
        <draw:line draw:style-name="gr6" draw:text-style-name="P14" draw:layer="layout" svg:x1="1.175cm" svg:y1="7.375cm" svg:x2="1.175cm" svg:y2="7.775cm">
          <text:p/>
        </draw:line>
        <draw:frame draw:style-name="gr12" draw:text-style-name="P7" draw:layer="layout" svg:width="0.853cm" svg:height="0.962cm" svg:x="0.377cm" svg:y="6.538cm">
          <draw:text-box>
            <text:p>4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75cm" svg:y1="5.45cm" svg:x2="17.175cm" svg:y2="5.45cm">
          <text:p/>
        </draw:line>
        <draw:line draw:style-name="gr7" draw:text-style-name="P14" draw:layer="layout" svg:x1="11.175cm" svg:y1="5.45cm" svg:x2="11.175cm" svg:y2="5.85cm">
          <text:p/>
        </draw:line>
        <draw:line draw:style-name="gr6" draw:text-style-name="P14" draw:layer="layout" svg:x1="13.775cm" svg:y1="5.45cm" svg:x2="13.775cm" svg:y2="5.85cm">
          <text:p/>
        </draw:line>
        <draw:frame draw:style-name="gr20" draw:text-style-name="P7" draw:layer="layout" svg:width="1.158cm" svg:height="0.962cm" svg:x="9.177cm" svg:y="4.638cm">
          <draw:text-box>
            <text:p>11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4" draw:layer="layout" svg:x1="9.101cm" svg:y1="13.151cm" svg:x2="17.101cm" svg:y2="13.151cm">
          <text:p/>
        </draw:line>
        <draw:line draw:style-name="gr7" draw:text-style-name="P14" draw:layer="layout" svg:x1="16.601cm" svg:y1="13.151cm" svg:x2="16.601cm" svg:y2="13.551cm">
          <text:p/>
        </draw:line>
        <draw:line draw:style-name="gr6" draw:text-style-name="P14" draw:layer="layout" svg:x1="15.101cm" svg:y1="13.151cm" svg:x2="15.101cm" svg:y2="13.551cm">
          <text:p/>
        </draw:line>
        <draw:frame draw:style-name="gr18" draw:text-style-name="P7" draw:layer="layout" svg:width="1.205cm" svg:height="0.962cm" svg:x="8.906cm" svg:y="12.339cm">
          <draw:text-box>
            <text:p>21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3cm" svg:y1="5.075cm" svg:x2="26.3cm" svg:y2="5.075cm">
          <text:p/>
        </draw:line>
        <draw:line draw:style-name="gr7" draw:text-style-name="P14" draw:layer="layout" svg:x1="21.2cm" svg:y1="5.075cm" svg:x2="21.2cm" svg:y2="5.475cm">
          <text:p/>
        </draw:line>
        <draw:line draw:style-name="gr6" draw:text-style-name="P14" draw:layer="layout" svg:x1="23cm" svg:y1="5.075cm" svg:x2="23cm" svg:y2="5.475cm">
          <text:p/>
        </draw:line>
        <draw:frame draw:style-name="gr18" draw:text-style-name="P7" draw:layer="layout" svg:width="1.205cm" svg:height="0.962cm" svg:x="18.202cm" svg:y="4.238cm">
          <draw:text-box>
            <text:p>16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4" draw:layer="layout" svg:x1="18.421cm" svg:y1="13.701cm" svg:x2="26.421cm" svg:y2="13.701cm">
          <text:p/>
        </draw:line>
        <draw:line draw:style-name="gr6" draw:text-style-name="P14" draw:layer="layout" svg:x1="25.221cm" svg:y1="13.701cm" svg:x2="25.221cm" svg:y2="14.101cm">
          <text:p/>
        </draw:line>
        <draw:line draw:style-name="gr7" draw:text-style-name="P14" draw:layer="layout" svg:x1="26.121cm" svg:y1="13.701cm" svg:x2="26.121cm" svg:y2="14.101cm">
          <text:p/>
        </draw:line>
        <draw:frame draw:style-name="gr18" draw:text-style-name="P7" draw:layer="layout" svg:width="1.205cm" svg:height="0.962cm" svg:x="18.227cm" svg:y="12.838cm">
          <draw:text-box>
            <text:p>24</text:p>
          </draw:text-box>
        </draw:frame>
        <draw:line draw:style-name="gr5" draw:text-style-name="P14" draw:layer="layout" svg:x1="18.522cm" svg:y1="8.451cm" svg:x2="26.522cm" svg:y2="8.451cm">
          <text:p/>
        </draw:line>
        <draw:line draw:style-name="gr7" draw:text-style-name="P14" draw:layer="layout" svg:x1="21.222cm" svg:y1="8.451cm" svg:x2="21.222cm" svg:y2="8.851cm">
          <text:p/>
        </draw:line>
        <draw:line draw:style-name="gr6" draw:text-style-name="P14" draw:layer="layout" svg:x1="24.522cm" svg:y1="8.451cm" svg:x2="24.522cm" svg:y2="8.851cm">
          <text:p/>
        </draw:line>
        <draw:frame draw:style-name="gr18" draw:text-style-name="P7" draw:layer="layout" svg:width="1.205cm" svg:height="0.962cm" svg:x="18.225cm" svg:y="7.539cm">
          <draw:text-box>
            <text:p>18</text:p>
          </draw:text-box>
        </draw:frame>
        <draw:frame draw:style-name="gr21" draw:text-style-name="P17" draw:layer="layout" svg:width="2.5cm" svg:height="1.427cm" svg:x="3.1cm" svg:y="7.573cm">
          <draw:text-box>
            <text:p><text:span text:style-name="T24">Vs</text:span><text:span text:style-name="T25"> &lt; Rs</text:span></text:p>
          </draw:text-box>
        </draw:frame>
        <draw:frame draw:style-name="gr21" draw:text-style-name="P17" draw:layer="layout" svg:width="2.5cm" svg:height="1.427cm" svg:x="12cm" svg:y="7.402cm">
          <draw:text-box>
            <text:p><text:span text:style-name="T24">Vs</text:span><text:span text:style-name="T25"> = Rs</text:span></text:p>
          </draw:text-box>
        </draw:frame>
        <draw:frame draw:style-name="gr21" draw:text-style-name="P17" draw:layer="layout" svg:width="2.5cm" svg:height="1.427cm" svg:x="11.9cm" svg:y="12.373cm">
          <draw:text-box>
            <text:p><text:span text:style-name="T24">Vs</text:span><text:span text:style-name="T25"> = Re</text:span></text:p>
          </draw:text-box>
        </draw:frame>
        <draw:frame draw:style-name="gr21" draw:text-style-name="P17" draw:layer="layout" svg:width="4.2cm" svg:height="1.427cm" svg:x="21.5cm" svg:y="6.802cm">
          <draw:text-box>
            <text:p><text:span text:style-name="T24">Vs</text:span><text:span text:style-name="T25"> &gt; Rs</text:span></text:p>
          </draw:text-box>
        </draw:frame>
        <draw:frame draw:style-name="gr21" draw:text-style-name="P17" draw:layer="layout" svg:width="2.5cm" svg:height="1.427cm" svg:x="21.1cm" svg:y="12.004cm">
          <draw:text-box>
            <text:p><text:span text:style-name="T24">Vs</text:span><text:span text:style-name="T25"> &gt; 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notated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individual annotation of types is incomp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ype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Variant region is a point &amp; precedes Reference</text:p>
              </text:list-item>
              <text:list-item>
                <text:p text:style-name="P1">No overlap</text:p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7.5cm" svg:y1="12cm" svg:x2="7.5cm" svg:y2="12.5cm">
          <text:p/>
        </draw:line>
        <draw:frame draw:style-name="gr34" draw:text-style-name="P23" draw:layer="layout" svg:width="18.4cm" svg:height="0.962cm" svg:x="3.2cm" svg:y="13.6cm">
          <draw:text-box>
            <text:list text:style-name="L2">
              <text:list-item>
                <text:p text:style-name="P22">FI: not defined ; SI: type 1 ; TI: type 1</text:p>
              </text:list-item>
            </text:list>
          </draw:text-box>
        </draw:frame>
        <draw:frame draw:style-name="gr2" draw:text-style-name="P24" draw:layer="layout" svg:width="3cm" svg:height="1.673cm" svg:x="6.3cm" svg:y="10.8cm">
          <draw:text-box>
            <text:p text:style-name="P12"><text:span text:style-name="T29">Vs / 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ype 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Variant region precedes Reference</text:p>
              </text:list-item>
              <text:list-item>
                <text:p text:style-name="P1">No overlap</text:p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5.5cm" svg:y1="12cm" svg:x2="5.5cm" svg:y2="12.5cm">
          <text:p/>
        </draw:line>
        <draw:line draw:style-name="gr5" draw:text-style-name="P8" draw:layer="layout" svg:x1="9cm" svg:y1="12cm" svg:x2="9cm" svg:y2="12.5cm">
          <text:p/>
        </draw:line>
        <draw:frame draw:style-name="gr2" draw:text-style-name="P6" draw:layer="layout" svg:width="1.8cm" svg:height="1.673cm" svg:x="4.8cm" svg:y="11.101cm">
          <draw:text-box>
            <text:p><text:span text:style-name="T14">Vs</text:span></text:p>
          </draw:text-box>
        </draw:frame>
        <draw:frame draw:style-name="gr2" draw:text-style-name="P9" draw:layer="layout" svg:width="1.8cm" svg:height="1.673cm" svg:x="8.252cm" svg:y="11.096cm">
          <draw:text-box>
            <text:p><text:span text:style-name="T18">Ve</text:span></text:p>
          </draw:text-box>
        </draw:frame>
        <draw:frame draw:style-name="gr34" draw:text-style-name="P23" draw:layer="layout" svg:width="18.4cm" svg:height="0.962cm" svg:x="3.2cm" svg:y="13.6cm">
          <draw:text-box>
            <text:list text:style-name="L2">
              <text:list-item>
                <text:p text:style-name="P22">FI: type 1; SI: type 2; TI: type 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24" draw:layer="layout" svg:width="1.8cm" svg:height="1.673cm" svg:x="6.5cm" svg:y="11.101cm">
          <draw:text-box>
            <text:p><text:span text:style-name="T29">Vs</text:span></text:p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5"><text:span text:style-name="T30">Type 4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ariant concatenates start of Reference</text:p>
                <text:list>
                  <text:list-item>
                    <text:p>(Vs &lt; Rs) AND (Ve = Rs) AND (Re &gt; Rs)</text:p>
                    <text:p/>
                  </text:list-item>
                </text:list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7.2cm" svg:y1="12cm" svg:x2="7.2cm" svg:y2="12.5cm">
          <text:p/>
        </draw:line>
        <draw:line draw:style-name="gr5" draw:text-style-name="P8" draw:layer="layout" svg:x1="10cm" svg:y1="12cm" svg:x2="10cm" svg:y2="12.5cm">
          <text:p/>
        </draw:line>
        <draw:frame draw:style-name="gr2" draw:text-style-name="P24" draw:layer="layout" svg:width="1.8cm" svg:height="1.673cm" svg:x="9.4cm" svg:y="11.102cm">
          <draw:text-box>
            <text:p><text:span text:style-name="T29">Ve</text:span></text:p>
          </draw:text-box>
        </draw:frame>
        <draw:frame draw:style-name="gr34" draw:text-style-name="P23" draw:layer="layout" svg:width="18.4cm" svg:height="0.962cm" svg:x="3.2cm" svg:y="13.6cm">
          <draw:text-box>
            <text:list text:style-name="L2">
              <text:list-item>
                <text:p text:style-name="P22">FI: type 2; SI: type 3; TI: type 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9.134cm" svg:x="0.801cm" svg:y="4.866cm" presentation:class="outline" presentation:user-transformed="true">
          <draw:text-box>
            <text:list text:style-name="L2">
              <text:list-item>
                <text:p><text:span text:style-name="T31">Variant begins before start of Reference, ends within Reference </text:span></text:p>
                <text:list>
                  <text:list-item>
                    <text:p><text:span text:style-name="T32">(Vs &lt; Rs) AND (Ve &lt; Re)</text:span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>Re &gt; Rs not tested, but should be true </text:span><text:span text:style-name="T34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4" draw:layer="layout" svg:width="1.8cm" svg:height="1.673cm" svg:x="13.3cm" svg:y="11.127cm">
          <draw:text-box>
            <text:p text:style-name="P12"><text:span text:style-name="T29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7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4cm" svg:y1="12cm" svg:x2="14cm" svg:y2="12.5cm">
          <text:p/>
        </draw:line>
        <draw:line draw:style-name="gr5" draw:text-style-name="P8" draw:layer="layout" svg:x1="7.2cm" svg:y1="12cm" svg:x2="7.2cm" svg:y2="12.5cm">
          <text:p/>
        </draw:line>
        <draw:frame draw:style-name="gr2" draw:text-style-name="P24" draw:layer="layout" svg:width="1.8cm" svg:height="1.673cm" svg:x="6.5cm" svg:y="11.103cm">
          <draw:text-box>
            <text:p text:style-name="P12"><text:span text:style-name="T29">Vs</text:span></text:p>
          </draw:text-box>
        </draw:frame>
        <draw:frame draw:style-name="gr35" draw:text-style-name="P28" draw:layer="layout" svg:width="18.4cm" svg:height="0.962cm" svg:x="3.2cm" svg:y="14.1cm">
          <draw:text-box>
            <text:list text:style-name="L2">
              <text:list-item>
                <text:p text:style-name="P27">FI: type 5; SI: type 4; TI: type 6</text:p>
              </text:list-item>
            </text:list>
          </draw:text-box>
        </draw:frame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 text:style-name="P25"><text:span text:style-name="T30">Type 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4.815cm" svg:x="1.403cm" svg:y="3cm" presentation:class="outline" presentation:user-transformed="true">
          <draw:text-box>
            <text:list text:style-name="L2">
              <text:list-item>
                <text:p text:style-name="P10"><text:span text:style-name="T36">Variant begins before start of Reference</text:span></text:p>
              </text:list-item>
              <text:list-item>
                <text:p text:style-name="P10"><text:span text:style-name="T36">Variant end coincides with Reference end</text:span></text:p>
                <text:list>
                  <text:list-item>
                    <text:p><text:span text:style-name="T37">(Vs &lt; Rs) AND (Ve = Re) AND (Re &gt; Rs)</text:span></text:p>
                    <text:p><text:span text:style-name="T37"/></text:p>
                    <text:p><text:span text:style-name="T32"/></text:p>
                  </text:list-item>
                </text:list>
              </text:list-item>
            </text:list>
          </draw:text-box>
        </draw:frame>
        <draw:frame draw:style-name="gr2" draw:text-style-name="P24" draw:layer="layout" svg:width="1.8cm" svg:height="1.673cm" svg:x="17.3cm" svg:y="11.127cm">
          <draw:text-box>
            <text:p text:style-name="P12"><text:span text:style-name="T29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7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8cm" svg:y1="12cm" svg:x2="18cm" svg:y2="12.5cm">
          <text:p/>
        </draw:line>
        <draw:line draw:style-name="gr5" draw:text-style-name="P8" draw:layer="layout" svg:x1="7.2cm" svg:y1="12cm" svg:x2="7.2cm" svg:y2="12.5cm">
          <text:p/>
        </draw:line>
        <draw:frame draw:style-name="gr2" draw:text-style-name="P24" draw:layer="layout" svg:width="1.8cm" svg:height="1.673cm" svg:x="6.5cm" svg:y="11.103cm">
          <draw:text-box>
            <text:p text:style-name="P12"><text:span text:style-name="T29">Vs</text:span></text:p>
          </draw:text-box>
        </draw:frame>
        <draw:frame draw:style-name="gr36" draw:text-style-name="P28" draw:layer="layout" svg:width="18.4cm" svg:height="0.962cm" svg:x="3.2cm" svg:y="13.6cm">
          <draw:text-box>
            <text:list text:style-name="L2">
              <text:list-item>
                <text:p text:style-name="P27">FI: type 6; SI: type 5; TI: type 7</text:p>
              </text:list-item>
            </text:list>
          </draw:text-box>
        </draw:frame>
        <draw:frame presentation:style-name="pr1" draw:text-style-name="P1" draw:layer="layout" svg:width="25.199cm" svg:height="2.629cm" svg:x="1.403cm" svg:y="0.631cm" presentation:class="title" presentation:user-transformed="true">
          <draw:text-box>
            <text:p text:style-name="P25"><text:span text:style-name="T30">Type 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9.815cm" svg:x="1.4cm" svg:y="4.585cm" presentation:class="outline" presentation:user-transformed="true">
          <draw:text-box>
            <text:list text:style-name="L2">
              <text:list-item>
                <text:p><text:span text:style-name="T32">Reference entirely contained within variant</text:span></text:p>
                <text:list>
                  <text:list-item>
                    <text:p><text:span text:style-name="T38">(Vs &lt; Rs) AND (Ve &gt; Re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3">Re &gt; Rs not tested, but should be true </text:span><text:span text:style-name="T34">when Ref feature is a skip (Re &gt; Rs) </text:span><text:span text:style-name="T39"><text:s/></text:span><text:span text:style-name="T38"><text:s/></text:span><text:span text:style-name="T32"><text:s/></text:span></text:p>
                  </text:list-item>
                </text:list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3" draw:layer="layout" svg:width="1.8cm" svg:height="1.673cm" svg:x="9.4cm" svg:y="7.102cm">
          <draw:text-box>
            <text:p><text:span text:style-name="T35">Rs</text:span></text:p>
          </draw:text-box>
        </draw:frame>
        <draw:frame draw:style-name="gr2" draw:text-style-name="P13" draw:layer="layout" svg:width="1.8cm" svg:height="1.673cm" svg:x="17.4cm" svg:y="7.128cm">
          <draw:text-box>
            <text:p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4" draw:layer="layout" svg:width="1.8cm" svg:height="1.673cm" svg:x="20.3cm" svg:y="11.027cm">
          <draw:text-box>
            <text:p><text:span text:style-name="T29">Ve</text:span></text:p>
          </draw:text-box>
        </draw:frame>
        <draw:line draw:style-name="gr5" draw:text-style-name="P8" draw:layer="layout" svg:x1="7.2cm" svg:y1="12cm" svg:x2="7.2cm" svg:y2="12.5cm">
          <text:p/>
        </draw:line>
        <draw:frame draw:style-name="gr2" draw:text-style-name="P24" draw:layer="layout" svg:width="1.8cm" svg:height="1.673cm" svg:x="6.5cm" svg:y="11.103cm">
          <draw:text-box>
            <text:p><text:span text:style-name="T29">Vs</text:span></text:p>
          </draw:text-box>
        </draw:frame>
        <draw:frame draw:style-name="gr34" draw:text-style-name="P23" draw:layer="layout" svg:width="18.4cm" svg:height="0.962cm" svg:x="3.2cm" svg:y="13.6cm">
          <draw:text-box>
            <text:list text:style-name="L2">
              <text:list-item>
                <text:p text:style-name="P22">FI: type 4; SI: type 6; TI: type 8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25"><text:span text:style-name="T30">Type 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0">Variant and Reference share start, ref l</text:span><text:span text:style-name="T5">onger than variant</text:span></text:p>
                <text:list>
                  <text:list-item>
                    <text:p><text:span text:style-name="T41">(Rs = Vs) AND (Ve &l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1.8cm" svg:height="1.673cm" svg:x="17.4cm" svg:y="7.127cm">
          <draw:text-box>
            <text:p text:style-name="P12"><text:span text:style-name="T35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14.9cm" svg:y1="12cm" svg:x2="14.9cm" svg:y2="12.5cm">
          <text:p/>
        </draw:line>
        <draw:frame draw:style-name="gr2" draw:text-style-name="P13" draw:layer="layout" svg:width="1.8cm" svg:height="1.673cm" svg:x="9.4cm" svg:y="7.101cm">
          <draw:text-box>
            <text:p text:style-name="P12"><text:span text:style-name="T35">Rs</text:span></text:p>
          </draw:text-box>
        </draw:frame>
        <draw:frame draw:style-name="gr2" draw:text-style-name="P29" draw:layer="layout" svg:width="1.8cm" svg:height="1.673cm" svg:x="14.2cm" svg:y="11.128cm">
          <draw:text-box>
            <text:p text:style-name="P12"><text:span text:style-name="T42">Ve</text:span></text:p>
          </draw:text-box>
        </draw:frame>
        <draw:frame draw:style-name="gr2" draw:text-style-name="P24" draw:layer="layout" svg:width="1.8cm" svg:height="1.673cm" svg:x="9.3cm" svg:y="11.104cm">
          <draw:text-box>
            <text:p text:style-name="P12"><text:span text:style-name="T29">Vs</text:span></text:p>
          </draw:text-box>
        </draw:frame>
        <draw:frame draw:style-name="gr37" draw:text-style-name="P28" draw:layer="layout" svg:width="18.4cm" svg:height="0.962cm" svg:x="3.2cm" svg:y="14.4cm">
          <draw:text-box>
            <text:list text:style-name="L2">
              <text:list-item>
                <text:p text:style-name="P27">FI: type 15; SI: type 8; TI: type 10</text:p>
              </text:list-item>
            </text:list>
          </draw:text-box>
        </draw:frame>
        <draw:frame presentation:style-name="pr1" draw:text-style-name="P1" draw:layer="layout" svg:width="25.199cm" svg:height="2.629cm" svg:x="1.412cm" svg:y="0.64cm" presentation:class="title" presentation:user-transformed="true">
          <draw:text-box>
            <text:p text:style-name="P25"><text:span text:style-name="T30">Type 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Coincident feature positions</text:span></text:p>
                <text:list>
                  <text:list-item>
                    <text:p><text:span text:style-name="T41">(Rs = Vs) AND (Re=V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1.8cm" svg:height="1.673cm" svg:x="17.4cm" svg:y="7.127cm">
          <draw:text-box>
            <text:p text:style-name="P12"><text:span text:style-name="T35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18cm" svg:y1="12cm" svg:x2="18cm" svg:y2="12.5cm">
          <text:p/>
        </draw:line>
        <draw:frame draw:style-name="gr2" draw:text-style-name="P13" draw:layer="layout" svg:width="1.8cm" svg:height="1.673cm" svg:x="9.4cm" svg:y="7.101cm">
          <draw:text-box>
            <text:p text:style-name="P12"><text:span text:style-name="T35">Rs</text:span></text:p>
          </draw:text-box>
        </draw:frame>
        <draw:frame draw:style-name="gr2" draw:text-style-name="P29" draw:layer="layout" svg:width="1.8cm" svg:height="1.673cm" svg:x="17.4cm" svg:y="11.028cm">
          <draw:text-box>
            <text:p text:style-name="P12"><text:span text:style-name="T42">Ve</text:span></text:p>
          </draw:text-box>
        </draw:frame>
        <draw:frame draw:style-name="gr2" draw:text-style-name="P24" draw:layer="layout" svg:width="1.8cm" svg:height="1.673cm" svg:x="9.3cm" svg:y="11.104cm">
          <draw:text-box>
            <text:p text:style-name="P12"><text:span text:style-name="T29">Vs</text:span></text:p>
          </draw:text-box>
        </draw:frame>
        <draw:frame draw:style-name="gr38" draw:text-style-name="P28" draw:layer="layout" svg:width="18.4cm" svg:height="0.962cm" svg:x="3.2cm" svg:y="14.4cm">
          <draw:text-box>
            <text:list text:style-name="L2">
              <text:list-item>
                <text:p text:style-name="P27">FI: type 13; SI: type 9; TI: type 12</text:p>
              </text:list-item>
            </text:list>
          </draw:text-box>
        </draw:frame>
        <draw:frame presentation:style-name="pr1" draw:text-style-name="P1" draw:layer="layout" svg:width="25.199cm" svg:height="2.629cm" svg:x="1.41cm" svg:y="0.638cm" presentation:class="title" presentation:user-transformed="true">
          <draw:text-box>
            <text:p text:style-name="P25"><text:span text:style-name="T30">Type 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Variant and Reference share start, variant longer than ref </text:span></text:p>
                <text:list>
                  <text:list-item>
                    <text:p><text:span text:style-name="T41">(Rs = Vs) AND (Ve &g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1.8cm" svg:height="1.673cm" svg:x="17.4cm" svg:y="7.127cm">
          <draw:text-box>
            <text:p text:style-name="P12"><text:span text:style-name="T35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21.1cm" svg:y1="12cm" svg:x2="21.1cm" svg:y2="12.5cm">
          <text:p/>
        </draw:line>
        <draw:frame draw:style-name="gr2" draw:text-style-name="P13" draw:layer="layout" svg:width="1.8cm" svg:height="1.673cm" svg:x="9.4cm" svg:y="7.101cm">
          <draw:text-box>
            <text:p text:style-name="P12"><text:span text:style-name="T35">Rs</text:span></text:p>
          </draw:text-box>
        </draw:frame>
        <draw:frame draw:style-name="gr2" draw:text-style-name="P29" draw:layer="layout" svg:width="1.8cm" svg:height="1.673cm" svg:x="20.4cm" svg:y="11.128cm">
          <draw:text-box>
            <text:p text:style-name="P12"><text:span text:style-name="T42">Ve</text:span></text:p>
          </draw:text-box>
        </draw:frame>
        <draw:frame draw:style-name="gr2" draw:text-style-name="P24" draw:layer="layout" svg:width="1.8cm" svg:height="1.673cm" svg:x="9.3cm" svg:y="11.104cm">
          <draw:text-box>
            <text:p text:style-name="P12"><text:span text:style-name="T29">Vs</text:span></text:p>
          </draw:text-box>
        </draw:frame>
        <draw:frame draw:style-name="gr39" draw:text-style-name="P28" draw:layer="layout" svg:width="18.4cm" svg:height="0.962cm" svg:x="3.2cm" svg:y="14.4cm">
          <draw:text-box>
            <text:list text:style-name="L2">
              <text:list-item>
                <text:p text:style-name="P27">FI: type 14; SI: type 10; TI: type 13</text:p>
              </text:list-item>
            </text:list>
          </draw:text-box>
        </draw:frame>
        <draw:frame presentation:style-name="pr1" draw:text-style-name="P1" draw:layer="layout" svg:width="25.199cm" svg:height="2.629cm" svg:x="1.411cm" svg:y="0.639cm" presentation:class="title" presentation:user-transformed="true">
          <draw:text-box>
            <text:p text:style-name="P25"><text:span text:style-name="T30">Type 1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<text:span text:style-name="T32">The Variant range is entirely within the Reference range</text:span></text:p>
                <text:list>
                  <text:list-item>
                    <text:p><text:span text:style-name="T32">(Re &gt; Vs) AND (Ve &lt; Re)</text:span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>Re &gt; Rs not tested, but should be true </text:span><text:span text:style-name="T34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4" draw:layer="layout" svg:width="1.8cm" svg:height="1.673cm" svg:x="15.3cm" svg:y="11.127cm">
          <draw:text-box>
            <text:p text:style-name="P12"><text:span text:style-name="T29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7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6cm" svg:y1="12cm" svg:x2="16cm" svg:y2="12.5cm">
          <text:p/>
        </draw:line>
        <draw:line draw:style-name="gr5" draw:text-style-name="P8" draw:layer="layout" svg:x1="12cm" svg:y1="12cm" svg:x2="12cm" svg:y2="12.5cm">
          <text:p/>
        </draw:line>
        <draw:frame draw:style-name="gr2" draw:text-style-name="P24" draw:layer="layout" svg:width="1.8cm" svg:height="1.673cm" svg:x="11.3cm" svg:y="11.103cm">
          <draw:text-box>
            <text:p text:style-name="P12"><text:span text:style-name="T29">Vs</text:span></text:p>
          </draw:text-box>
        </draw:frame>
        <draw:frame draw:style-name="gr40" draw:text-style-name="P28" draw:layer="layout" svg:width="18.4cm" svg:height="0.962cm" svg:x="3.2cm" svg:y="14.4cm">
          <draw:text-box>
            <text:list text:style-name="L2">
              <text:list-item>
                <text:p text:style-name="P27">FI: type 9; SI: type 12; TI: type 15</text:p>
              </text:list-item>
            </text:list>
          </draw:text-box>
        </draw:frame>
        <draw:frame presentation:style-name="pr1" draw:text-style-name="P1" draw:layer="layout" svg:width="25.199cm" svg:height="2.629cm" svg:x="1.407cm" svg:y="0.635cm" presentation:class="title" presentation:user-transformed="true">
          <draw:text-box>
            <text:p text:style-name="P25"><text:span text:style-name="T30">Type 1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Variant range entirely within reference, but ends coincide</text:span></text:p>
                <text:list>
                  <text:list-item>
                    <text:p><text:span text:style-name="T41">(Re &gt; Vs) AND (Ve =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3" draw:layer="layout" svg:width="1.8cm" svg:height="1.673cm" svg:x="17.4cm" svg:y="7.127cm">
          <draw:text-box>
            <text:p text:style-name="P12"><text:span text:style-name="T35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2cm" svg:y1="12cm" svg:x2="12cm" svg:y2="12.5cm">
          <text:p/>
        </draw:line>
        <draw:line draw:style-name="gr5" draw:text-style-name="P8" draw:layer="layout" svg:x1="18cm" svg:y1="12cm" svg:x2="18cm" svg:y2="12.5cm">
          <text:p/>
        </draw:line>
        <draw:frame draw:style-name="gr2" draw:text-style-name="P13" draw:layer="layout" svg:width="1.8cm" svg:height="1.673cm" svg:x="9.4cm" svg:y="7.101cm">
          <draw:text-box>
            <text:p text:style-name="P12"><text:span text:style-name="T35">Rs</text:span></text:p>
          </draw:text-box>
        </draw:frame>
        <draw:frame draw:style-name="gr2" draw:text-style-name="P29" draw:layer="layout" svg:width="1.8cm" svg:height="1.673cm" svg:x="17.4cm" svg:y="11.028cm">
          <draw:text-box>
            <text:p text:style-name="P12"><text:span text:style-name="T42">Ve</text:span></text:p>
          </draw:text-box>
        </draw:frame>
        <draw:frame draw:style-name="gr2" draw:text-style-name="P24" draw:layer="layout" svg:width="1.8cm" svg:height="1.673cm" svg:x="11.3cm" svg:y="11.104cm">
          <draw:text-box>
            <text:p text:style-name="P12"><text:span text:style-name="T29">Vs</text:span></text:p>
          </draw:text-box>
        </draw:frame>
        <draw:frame draw:style-name="gr41" draw:text-style-name="P28" draw:layer="layout" svg:width="18.4cm" svg:height="0.962cm" svg:x="3.2cm" svg:y="14.4cm">
          <draw:text-box>
            <text:list text:style-name="L2">
              <text:list-item>
                <text:p text:style-name="P27">FI: type 11; SI: type 13; TI: type 17</text:p>
              </text:list-item>
            </text:list>
          </draw:text-box>
        </draw:frame>
        <draw:frame presentation:style-name="pr1" draw:text-style-name="P1" draw:layer="layout" svg:width="25.199cm" svg:height="2.629cm" svg:x="1.409cm" svg:y="0.637cm" presentation:class="title" presentation:user-transformed="true">
          <draw:text-box>
            <text:p text:style-name="P25"><text:span text:style-name="T30">Type 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9.134cm" svg:x="1.4cm" svg:y="4.8cm" presentation:class="outline" presentation:user-transformed="true">
          <draw:text-box>
            <text:list text:style-name="L2">
              <text:list-item>
                <text:p><text:span text:style-name="T32">Variant begins within Reference range but ends after Reference end</text:span></text:p>
                <text:list>
                  <text:list-item>
                    <text:p><text:span text:style-name="T32">(Re &gt; Vs) AND (Ve &gt; Re)</text:span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2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>Re &gt; Rs not tested, but should be true </text:span><text:span text:style-name="T34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4" draw:layer="layout" svg:width="1.8cm" svg:height="1.673cm" svg:x="20.6cm" svg:y="11.127cm">
          <draw:text-box>
            <text:p text:style-name="P12"><text:span text:style-name="T29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7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.3cm" svg:y1="12cm" svg:x2="21.3cm" svg:y2="12.5cm">
          <text:p/>
        </draw:line>
        <draw:line draw:style-name="gr5" draw:text-style-name="P8" draw:layer="layout" svg:x1="12cm" svg:y1="12cm" svg:x2="12cm" svg:y2="12.5cm">
          <text:p/>
        </draw:line>
        <draw:frame draw:style-name="gr2" draw:text-style-name="P24" draw:layer="layout" svg:width="1.8cm" svg:height="1.673cm" svg:x="11.3cm" svg:y="11.103cm">
          <draw:text-box>
            <text:p text:style-name="P12"><text:span text:style-name="T29">Vs</text:span></text:p>
          </draw:text-box>
        </draw:frame>
        <draw:frame draw:style-name="gr42" draw:text-style-name="P28" draw:layer="layout" svg:width="18.4cm" svg:height="0.962cm" svg:x="3.2cm" svg:y="14.4cm">
          <draw:text-box>
            <text:list text:style-name="L2">
              <text:list-item>
                <text:p text:style-name="P27">FI: type 10; SI: type 14; TI: type 19</text:p>
              </text:list-item>
            </text:list>
          </draw:text-box>
        </draw:frame>
        <draw:frame presentation:style-name="pr1" draw:text-style-name="P1" draw:layer="layout" svg:width="25.199cm" svg:height="2.629cm" svg:x="1.408cm" svg:y="0.636cm" presentation:class="title" presentation:user-transformed="true">
          <draw:text-box>
            <text:p text:style-name="P25"><text:span text:style-name="T30">Type 1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><text:span text:style-name="T32">Variant is a point coinciding with Reference end</text:span></text:p>
                <text:list>
                  <text:list-item>
                    <text:p><text:span text:style-name="T38">(Vs &gt; Rs) AND (Re = Vs) AND (Ve =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3">Re &gt; Rs not tested, but should be true </text:span><text:span text:style-name="T34">when Ref feature is a skip (Re &gt; Rs) </text:span><text:span text:style-name="T39"><text:s/></text:span><text:span text:style-name="T38"><text:s/></text:span><text:span text:style-name="T32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4cm" svg:y1="8cm" svg:x2="14cm" svg:y2="8.5cm">
          <text:p/>
        </draw:line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3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4cm" svg:y1="12cm" svg:x2="14cm" svg:y2="12.5cm">
          <text:p/>
        </draw:line>
        <draw:frame draw:style-name="gr2" draw:text-style-name="P24" draw:layer="layout" svg:width="3cm" svg:height="1.673cm" svg:x="12.7cm" svg:y="11.103cm">
          <draw:text-box>
            <text:p text:style-name="P12"><text:span text:style-name="T29">Vs / Ve</text:span></text:p>
          </draw:text-box>
        </draw:frame>
        <draw:frame draw:style-name="gr43" draw:text-style-name="P28" draw:layer="layout" svg:width="18.4cm" svg:height="0.962cm" svg:x="3.2cm" svg:y="14.4cm">
          <draw:text-box>
            <text:list text:style-name="L2">
              <text:list-item>
                <text:p text:style-name="P27">FI: type 8; SI: type 15; TI: type 20</text:p>
              </text:list-item>
            </text:list>
          </draw:text-box>
        </draw:frame>
        <draw:frame presentation:style-name="pr1" draw:text-style-name="P1" draw:layer="layout" svg:width="25.199cm" svg:height="2.629cm" svg:x="1.406cm" svg:y="0.634cm" presentation:class="title" presentation:user-transformed="true">
          <draw:text-box>
            <text:p text:style-name="P25"><text:span text:style-name="T30">Type 2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 text:style-name="P10"><text:span text:style-name="T36">Variant start coincides with Reference end</text:span></text:p>
                <text:list>
                  <text:list-item>
                    <text:p><text:span text:style-name="T38">(Vs &gt; Rs) AND (Re = Vs) AND (Ve &gt;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3">Re &gt; Rs not tested, but should be true </text:span><text:span text:style-name="T34">when Ref feature is a skip (Re &gt; Rs) </text:span><text:span text:style-name="T39"><text:s/></text:span><text:span text:style-name="T38"><text:s/></text:span><text:span text:style-name="T32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4cm" svg:y1="8cm" svg:x2="14cm" svg:y2="8.5cm">
          <text:p/>
        </draw:line>
        <draw:frame draw:style-name="gr2" draw:text-style-name="P13" draw:layer="layout" svg:width="1.8cm" svg:height="1.673cm" svg:x="9.4cm" svg:y="7.102cm">
          <draw:text-box>
            <text:p text:style-name="P12"><text:span text:style-name="T35">Rs</text:span></text:p>
          </draw:text-box>
        </draw:frame>
        <draw:frame draw:style-name="gr2" draw:text-style-name="P13" draw:layer="layout" svg:width="1.8cm" svg:height="1.673cm" svg:x="13.4cm" svg:y="7.128cm">
          <draw:text-box>
            <text:p text:style-name="P12"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4" draw:layer="layout" svg:width="1.8cm" svg:height="1.673cm" svg:x="20.3cm" svg:y="11.127cm">
          <draw:text-box>
            <text:p text:style-name="P12"><text:span text:style-name="T29">Ve</text:span></text:p>
          </draw:text-box>
        </draw:frame>
        <draw:line draw:style-name="gr5" draw:text-style-name="P8" draw:layer="layout" svg:x1="14cm" svg:y1="12cm" svg:x2="14cm" svg:y2="12.5cm">
          <text:p/>
        </draw:line>
        <draw:frame draw:style-name="gr2" draw:text-style-name="P24" draw:layer="layout" svg:width="1.8cm" svg:height="1.673cm" svg:x="13.3cm" svg:y="11.103cm">
          <draw:text-box>
            <text:p text:style-name="P12"><text:span text:style-name="T29">Vs</text:span></text:p>
          </draw:text-box>
        </draw:frame>
        <draw:frame draw:style-name="gr44" draw:text-style-name="P28" draw:layer="layout" svg:width="18.4cm" svg:height="0.962cm" svg:x="3.2cm" svg:y="14.4cm">
          <draw:text-box>
            <text:list text:style-name="L2">
              <text:list-item>
                <text:p text:style-name="P27">FI: type 7; SI: type 16; TI: type 21</text:p>
              </text:list-item>
            </text:list>
          </draw:text-box>
        </draw:frame>
        <draw:frame presentation:style-name="pr1" draw:text-style-name="P1" draw:layer="layout" svg:width="25.199cm" svg:height="2.629cm" svg:x="1.405cm" svg:y="0.633cm" presentation:class="title" presentation:user-transformed="true">
          <draw:text-box>
            <text:p text:style-name="P25"><text:span text:style-name="T30">Type 2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9.615cm" svg:x="1.404cm" svg:y="3.885cm" presentation:class="outline" presentation:user-transformed="true">
          <draw:text-box>
            <text:list text:style-name="L2">
              <text:list-item>
                <text:p text:style-name="P30"><text:span text:style-name="T32">Variant region after Reference</text:span></text:p>
              </text:list-item>
              <text:list-item>
                <text:p text:style-name="P30"><text:span text:style-name="T32">No overlap</text:span></text:p>
                <text:list>
                  <text:list-item>
                    <text:p><text:span text:style-name="T38">(Vs &gt; Rs) AND (Re &lt;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3">Re &gt; Rs not tested, but should be true </text:span><text:span text:style-name="T34">when Ref feature is a skip (Re &gt; Rs) </text:span><text:span text:style-name="T39"><text:s/></text:span><text:span text:style-name="T38"><text:s/></text:span><text:span text:style-name="T32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2cm" svg:y1="8cm" svg:x2="12cm" svg:y2="8.5cm">
          <text:p/>
        </draw:line>
        <draw:frame draw:style-name="gr2" draw:text-style-name="P13" draw:layer="layout" svg:width="1.8cm" svg:height="1.673cm" svg:x="9.4cm" svg:y="7.102cm">
          <draw:text-box>
            <text:p><text:span text:style-name="T35">Rs</text:span></text:p>
          </draw:text-box>
        </draw:frame>
        <draw:frame draw:style-name="gr2" draw:text-style-name="P13" draw:layer="layout" svg:width="1.8cm" svg:height="1.673cm" svg:x="11.3cm" svg:y="7.128cm">
          <draw:text-box>
            <text:p><text:span text:style-name="T35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4" draw:layer="layout" svg:width="1.8cm" svg:height="1.673cm" svg:x="20.3cm" svg:y="11.127cm">
          <draw:text-box>
            <text:p><text:span text:style-name="T29">Ve</text:span></text:p>
          </draw:text-box>
        </draw:frame>
        <draw:line draw:style-name="gr5" draw:text-style-name="P8" draw:layer="layout" svg:x1="14cm" svg:y1="12cm" svg:x2="14cm" svg:y2="12.5cm">
          <text:p/>
        </draw:line>
        <draw:frame draw:style-name="gr2" draw:text-style-name="P24" draw:layer="layout" svg:width="1.8cm" svg:height="1.673cm" svg:x="13.3cm" svg:y="11.103cm">
          <draw:text-box>
            <text:p><text:span text:style-name="T29">Vs</text:span></text:p>
          </draw:text-box>
        </draw:frame>
        <draw:frame draw:style-name="gr34" draw:text-style-name="P23" draw:layer="layout" svg:width="18.4cm" svg:height="0.962cm" svg:x="3.2cm" svg:y="13.6cm">
          <draw:text-box>
            <text:list text:style-name="L2">
              <text:list-item>
                <text:p text:style-name="P22">FI: type 1A; SI: type 18; TI: type 24</text:p>
              </text:list-item>
            </text:list>
          </draw:text-box>
        </draw:frame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25"><text:span text:style-name="T30">Type 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t defined (1)</text:p>
          </draw:text-box>
        </draw:frame>
        <draw:frame presentation:style-name="pr4" draw:text-style-name="P1" draw:layer="layout" svg:width="25.199cm" svg:height="9.715cm" svg:x="1.401cm" svg:y="3.685cm" presentation:class="outline" presentation:user-transformed="true">
          <draw:text-box>
            <text:list text:style-name="L2">
              <text:list-item>
                <text:p text:style-name="P10"><text:span text:style-name="T43">Variant concatenates start of Reference</text:span></text:p>
              </text:list-item>
              <text:list-item>
                <text:p text:style-name="P10"><text:span text:style-name="T43">Reference is a point</text:span></text:p>
                <text:list>
                  <text:list-item>
                    <text:p><text:span text:style-name="T44">(Vs &lt; Rs) AND (Ve = Rs) AND (Re = Rs)</text:span></text:p>
                    <text:p/>
                    <text:p/>
                    <text:p/>
                    <text:p/>
                    <text:p/>
                    <text:p/>
                    <text:p><text:span text:style-name="T44"/></text:p>
                  </text:list-item>
                  <text:list-item>
                    <text:p><text:span text:style-name="T44">Does not occur when Ref feature is a skip (Re &gt; Rs) </text:span><text:span text:style-name="T45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frame draw:style-name="gr2" draw:text-style-name="P13" draw:layer="layout" svg:width="3.2cm" svg:height="1.673cm" svg:x="8.9cm" svg:y="7.102cm">
          <draw:text-box>
            <text:p text:style-name="P12">Rs / 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frame draw:style-name="gr2" draw:text-style-name="P24" draw:layer="layout" svg:width="1.8cm" svg:height="1.673cm" svg:x="9.4cm" svg:y="11.102cm">
          <draw:text-box>
            <text:p text:style-name="P12"><text:span text:style-name="T29">Ve</text:span></text:p>
          </draw:text-box>
        </draw:frame>
        <draw:frame draw:style-name="gr2" draw:text-style-name="P24" draw:layer="layout" svg:width="1.8cm" svg:height="1.673cm" svg:x="6.5cm" svg:y="11.102cm">
          <draw:text-box>
            <text:p text:style-name="P12"><text:span text:style-name="T29">Vs</text:span></text:p>
          </draw:text-box>
        </draw:frame>
        <draw:line draw:style-name="gr5" draw:text-style-name="P8" draw:layer="layout" svg:x1="7.2cm" svg:y1="12cm" svg:x2="7.2cm" svg:y2="12.5cm">
          <text:p/>
        </draw:line>
        <draw:frame draw:style-name="gr45" draw:text-style-name="P28" draw:layer="layout" svg:width="18.4cm" svg:height="0.962cm" svg:x="3.2cm" svg:y="14.4cm">
          <draw:text-box>
            <text:list text:style-name="L2">
              <text:list-item>
                <text:p text:style-name="P27">FI: type 3; SI and TI: not defin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065cm" svg:x="1.4cm" svg:y="4.185cm" presentation:class="outline" presentation:user-transformed="true">
          <draw:text-box>
            <text:list text:style-name="L2">
              <text:list-item>
                <text:p><text:span text:style-name="T5">Coinciding points on both Variant and Reference</text:span></text:p>
                <text:list>
                  <text:list-item>
                    <text:p><text:span text:style-name="T41">(Rs = Vs) AND (Vs = Re) AND (Vs=Ve)</text:span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6">Should not occur when Ref feature is a skip (Re &gt; Rs) </text:span><text:span text:style-name="T45"><text:s/>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frame draw:style-name="gr2" draw:text-style-name="P13" draw:layer="layout" svg:width="2.4cm" svg:height="1.673cm" svg:x="8.9cm" svg:y="7.101cm">
          <draw:text-box>
            <text:p><text:span text:style-name="T35">Rs/Re</text:span></text:p>
          </draw:text-box>
        </draw:frame>
        <draw:frame draw:style-name="gr2" draw:text-style-name="P24" draw:layer="layout" svg:width="2.7cm" svg:height="1.673cm" svg:x="8.9cm" svg:y="11.104cm">
          <draw:text-box>
            <text:p><text:span text:style-name="T29">Vs/Ve</text:span></text:p>
          </draw:text-box>
        </draw:frame>
        <draw:frame draw:style-name="gr34" draw:text-style-name="P23" draw:layer="layout" svg:width="18.4cm" svg:height="0.962cm" svg:x="3.2cm" svg:y="14.4cm">
          <draw:text-box>
            <text:list text:style-name="L2">
              <text:list-item>
                <text:p text:style-name="P22">FI: type 12; SI and TI: undefined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ot defined (2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 style:font-charset="x-symbol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5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4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Arial Unicode MS2" style:font-family-asian="'Arial Unicode MS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4pt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2" style:font-family-asian="'Arial Unicode M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2" style:font-family-asian="'Arial Unicode MS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z1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WW8Num2z0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4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fo:font-style="normal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4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3T16:16:25.636876916</meta:creation-date>
    <dc:date>2022-09-24T20:40:40.413454661</dc:date>
    <meta:editing-duration>P5DT9H18M24S</meta:editing-duration>
    <meta:editing-cycles>181</meta:editing-cycles>
    <meta:generator>LibreOffice/7.3.6.2$MacOSX_X86_64 LibreOffice_project/c28ca90fd6e1a19e189fc16c05f8f8924961e12e</meta:generator>
    <meta:print-date>2021-01-07T15:22:18.359563568</meta:print-date>
    <meta:document-statistic meta:object-count="1808"/>
  </office:meta>
</office:document-meta>
</file>